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color="#000000" draw:fill-color="#fffbcc" draw:textarea-horizontal-align="justify" draw:textarea-vertical-align="top" draw:auto-grow-height="false" fo:min-height="3.044cm" fo:min-width="4.104cm"/>
    </style:style>
    <style:style style:name="gr2" style:family="graphic" style:parent-style-name="standard">
      <style:graphic-properties svg:stroke-color="#000000" draw:fill-color="#4dfbff" draw:textarea-horizontal-align="justify" draw:textarea-vertical-align="top" draw:auto-grow-height="false" fo:min-height="1.782cm" fo:min-width="2.829cm"/>
    </style:style>
    <style:style style:name="gr3" style:family="graphic" style:parent-style-name="standard">
      <style:graphic-properties svg:stroke-color="#000000" draw:fill-color="#c7feff" draw:textarea-horizontal-align="justify" draw:textarea-vertical-align="top" draw:auto-grow-height="false" fo:min-height="4.899cm" fo:min-width="4.154cm"/>
    </style:style>
    <style:style style:name="gr4" style:family="graphic" style:parent-style-name="standard">
      <style:graphic-properties svg:stroke-color="#000000" draw:fill-color="#8f93c7" draw:textarea-horizontal-align="justify" draw:textarea-vertical-align="top" draw:auto-grow-height="false" fo:min-height="5.754cm" fo:min-width="4.95cm"/>
    </style:style>
    <style:style style:name="gr5" style:family="graphic" style:parent-style-name="standard">
      <style:graphic-properties svg:stroke-color="#000000" draw:fill-color="#dddddd" draw:textarea-horizontal-align="justify" draw:textarea-vertical-align="top" draw:auto-grow-height="false" fo:min-height="5.613cm" fo:min-width="4.676cm"/>
    </style:style>
    <style:style style:name="gr6" style:family="graphic" style:parent-style-name="standard">
      <style:graphic-properties svg:stroke-color="#000000" draw:fill-color="#dfcce4" draw:textarea-horizontal-align="justify" draw:textarea-vertical-align="top" draw:auto-grow-height="false" fo:min-height="5.313cm" fo:min-width="4.58cm"/>
    </style:style>
    <style:style style:name="gr7" style:family="graphic" style:parent-style-name="standard">
      <style:graphic-properties svg:stroke-color="#000000" draw:fill-color="#8ccfb7" draw:textarea-horizontal-align="justify" draw:textarea-vertical-align="top" draw:auto-grow-height="false" fo:min-height="6.311cm" fo:min-width="4.822cm"/>
    </style:style>
    <style:style style:name="gr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adc5e7" draw:textarea-horizontal-align="justify" draw:textarea-vertical-align="top" draw:auto-grow-height="false" fo:min-height="5.846cm" fo:min-width="5.85cm" fo:padding-top="0.165cm" fo:padding-bottom="0.165cm" fo:padding-left="0.29cm" fo:padding-right="0.29cm"/>
    </style:style>
    <style:style style:name="gr9" style:family="graphic" style:parent-style-name="standard">
      <style:graphic-properties svg:stroke-color="#000000" draw:fill-color="#fff200" draw:textarea-horizontal-align="justify" draw:textarea-vertical-align="middle" draw:auto-grow-height="false" fo:min-height="0.915cm" fo:min-width="5.343cm"/>
    </style:style>
    <style:style style:name="gr10" style:family="graphic" style:parent-style-name="standard">
      <style:graphic-properties svg:stroke-color="#000000" draw:fill-color="#bee3d3" draw:textarea-horizontal-align="justify" draw:textarea-vertical-align="middle" draw:auto-grow-height="false" fo:min-height="0.766cm" fo:min-width="4.199cm"/>
    </style:style>
    <style:style style:name="gr11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2.823cm"/>
    </style:style>
    <style:style style:name="gr12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2.823cm"/>
    </style:style>
    <style:style style:name="gr13" style:family="graphic" style:parent-style-name="objectwithoutfill">
      <style:graphic-properties draw:marker-end="Arrow" draw:marker-end-width="0.3cm" draw:fill="none" draw:textarea-vertical-align="middle"/>
    </style:style>
    <style:style style:name="gr1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cd4d1" draw:textarea-horizontal-align="justify" draw:textarea-vertical-align="middle" draw:auto-grow-height="false" fo:min-height="0.766cm" fo:min-width="3.183cm" fo:padding-top="0.165cm" fo:padding-bottom="0.165cm" fo:padding-left="0.29cm" fo:padding-right="0.29cm"/>
    </style:style>
    <style:style style:name="gr15" style:family="graphic" style:parent-style-name="standard">
      <style:graphic-properties svg:stroke-color="#000000" draw:fill-color="#fcd4d1" draw:textarea-horizontal-align="justify" draw:textarea-vertical-align="middle" draw:auto-grow-height="false" fo:min-height="0.766cm" fo:min-width="3.366cm"/>
    </style:style>
    <style:style style:name="gr16" style:family="graphic" style:parent-style-name="standard">
      <style:graphic-properties svg:stroke-color="#000000" draw:fill-color="#fff200" draw:textarea-horizontal-align="justify" draw:textarea-vertical-align="middle" draw:auto-grow-height="false" fo:min-height="1.082cm" fo:min-width="2.823cm"/>
    </style:style>
    <style:style style:name="gr17" style:family="graphic" style:parent-style-name="standard">
      <style:graphic-properties svg:stroke-color="#000000" draw:fill-color="#fffbcc" draw:textarea-horizontal-align="justify" draw:textarea-vertical-align="middle" draw:auto-grow-height="false" fo:min-height="0.766cm" fo:min-width="4.199cm"/>
    </style:style>
    <style:style style:name="gr1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ce4e5" draw:textarea-horizontal-align="justify" draw:textarea-vertical-align="middle" draw:auto-grow-height="false" fo:min-height="0.766cm" fo:min-width="4.199cm" fo:padding-top="0.165cm" fo:padding-bottom="0.165cm" fo:padding-left="0.29cm" fo:padding-right="0.29cm"/>
    </style:style>
    <style:style style:name="gr19" style:family="graphic" style:parent-style-name="standard">
      <style:graphic-properties svg:stroke-color="#000000" draw:fill-color="#fff200" draw:textarea-horizontal-align="justify" draw:textarea-vertical-align="middle" draw:auto-grow-height="false" fo:min-height="0.826cm" fo:min-width="2.823cm"/>
    </style:style>
    <style:style style:name="gr2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1" style:family="graphic" style:parent-style-name="standard">
      <style:graphic-properties draw:stroke="dash" draw:stroke-dash="Fine_20_Dashed" svg:stroke-color="#000000" draw:fill-color="#fcd4d1" draw:textarea-horizontal-align="justify" draw:textarea-vertical-align="middle" draw:auto-grow-height="false" fo:min-height="0.766cm" fo:min-width="4.238cm"/>
    </style:style>
    <style:style style:name="gr22" style:family="graphic" style:parent-style-name="objectwithoutfill">
      <style:graphic-properties draw:stroke="dash" draw:stroke-dash="Fine_20_Dashed" draw:marker-end="Arrow" draw:marker-end-width="0.3cm" draw:fill="none" draw:textarea-vertical-align="middle"/>
    </style:style>
    <style:style style:name="gr23" style:family="graphic" style:parent-style-name="standard">
      <style:graphic-properties draw:stroke="dash" draw:stroke-dash="Fine_20_Dashed" svg:stroke-color="#000000" draw:fill-color="#fffbcc" draw:textarea-horizontal-align="justify" draw:textarea-vertical-align="middle" draw:auto-grow-height="false" fo:min-height="0.766cm" fo:min-width="4.199cm"/>
    </style:style>
    <style:style style:name="gr24" style:family="graphic" style:parent-style-name="standard">
      <style:graphic-properties svg:stroke-color="#000000" draw:fill-color="#bcaed5" draw:textarea-horizontal-align="justify" draw:textarea-vertical-align="middle" draw:auto-grow-height="false" fo:min-height="0.766cm" fo:min-width="4.199cm"/>
    </style:style>
    <style:style style:name="gr2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4.199cm"/>
    </style:style>
    <style:style style:name="gr2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ff00e6" draw:textarea-horizontal-align="justify" draw:textarea-vertical-align="middle" draw:auto-grow-height="false" fo:min-height="0.686cm" fo:min-width="3.411cm" fo:padding-top="0.165cm" fo:padding-bottom="0.165cm" fo:padding-left="0.29cm" fo:padding-right="0.29cm"/>
    </style:style>
    <style:style style:name="gr27" style:family="graphic" style:parent-style-name="standard">
      <style:graphic-properties svg:stroke-color="#000000" draw:fill-color="#faa61a" draw:textarea-horizontal-align="justify" draw:textarea-vertical-align="middle" draw:auto-grow-height="false" fo:min-height="0.534cm" fo:min-width="2.823cm"/>
    </style:style>
    <style:style style:name="gr28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6.101cm"/>
    </style:style>
    <style:style style:name="gr29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5.085cm"/>
    </style:style>
    <style:style style:name="gr30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4.199cm"/>
    </style:style>
    <style:style style:name="gr31" style:family="graphic" style:parent-style-name="standard">
      <style:graphic-properties svg:stroke-color="#000000" draw:fill-color="#8ccfb7" draw:textarea-horizontal-align="justify" draw:textarea-vertical-align="middle" draw:auto-grow-height="false" fo:min-height="0.377cm" fo:min-width="2.823cm"/>
    </style:style>
    <style:style style:name="gr32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2.142cm"/>
    </style:style>
    <style:style style:name="gr33" style:family="graphic" style:parent-style-name="standard">
      <style:graphic-properties svg:stroke-color="#000000" draw:fill-color="#f37b70" draw:textarea-horizontal-align="justify" draw:textarea-vertical-align="middle" draw:auto-grow-height="false" fo:min-height="0.766cm" fo:min-width="3.244cm"/>
    </style:style>
    <style:style style:name="gr34" style:family="graphic" style:parent-style-name="standard">
      <style:graphic-properties svg:stroke-color="#000000" draw:fill-color="#f05fff" draw:textarea-horizontal-align="justify" draw:textarea-vertical-align="middle" draw:auto-grow-height="false" fo:min-height="0.766cm" fo:min-width="3.666cm"/>
    </style:style>
    <style:style style:name="gr35" style:family="graphic" style:parent-style-name="standard">
      <style:graphic-properties svg:stroke-color="#000000" draw:fill-color="#fedcc6" draw:textarea-horizontal-align="justify" draw:textarea-vertical-align="middle" draw:auto-grow-height="false" fo:min-height="0.766cm" fo:min-width="3.666cm"/>
    </style:style>
    <style:style style:name="gr36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bee3d3" draw:textarea-horizontal-align="justify" draw:textarea-vertical-align="middle" draw:auto-grow-height="false" fo:min-height="0.686cm" fo:min-width="4.5cm" fo:padding-top="0.165cm" fo:padding-bottom="0.165cm" fo:padding-left="0.29cm" fo:padding-right="0.29cm"/>
    </style:style>
    <style:style style:name="gr37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577cm"/>
    </style:style>
    <style:style style:name="gr38" style:family="graphic" style:parent-style-name="standard">
      <style:graphic-properties svg:stroke-color="#000000" draw:fill-color="#fcd4d1" draw:textarea-horizontal-align="justify" draw:textarea-vertical-align="middle" draw:auto-grow-height="false" fo:min-height="0.377cm" fo:min-width="2.823cm"/>
    </style:style>
    <style:style style:name="gr39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87d1d1" draw:textarea-horizontal-align="justify" draw:textarea-vertical-align="middle" draw:auto-grow-height="false" fo:min-height="0.686cm" fo:min-width="3.23cm" fo:padding-top="0.165cm" fo:padding-bottom="0.165cm" fo:padding-left="0.29cm" fo:padding-right="0.29cm"/>
    </style:style>
    <style:style style:name="gr4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119cm" fo:padding-top="0.165cm" fo:padding-bottom="0.165cm" fo:padding-left="0.29cm" fo:padding-right="0.29cm"/>
    </style:style>
    <style:style style:name="gr41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366cm"/>
    </style:style>
    <style:style style:name="gr42" style:family="graphic" style:parent-style-name="objectwithoutfill">
      <style:graphic-properties draw:marker-end="Arrow" draw:marker-end-width="0.3cm" draw:fill="none" draw:textarea-vertical-align="middle"/>
    </style:style>
    <style:style style:name="gr43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11cm"/>
    </style:style>
    <style:style style:name="gr44" style:family="graphic" style:parent-style-name="standard">
      <style:graphic-properties svg:stroke-color="#000000" draw:fill-color="#4dfbff" draw:textarea-horizontal-align="justify" draw:textarea-vertical-align="middle" draw:auto-grow-height="false" fo:min-height="0.766cm" fo:min-width="3.697cm"/>
    </style:style>
    <style:style style:name="gr45" style:family="graphic" style:parent-style-name="standard">
      <style:graphic-properties svg:stroke-color="#000000" draw:fill-color="#3ec4c7" draw:textarea-horizontal-align="justify" draw:textarea-vertical-align="middle" draw:auto-grow-height="false" fo:min-height="0.766cm" fo:min-width="1.646cm"/>
    </style:style>
    <style:style style:name="gr46" style:family="graphic" style:parent-style-name="standard">
      <style:graphic-properties draw:stroke="dash" draw:stroke-dash="Ultrafine_20_Dotted_20__28_var_29_" svg:stroke-width="0.106cm" svg:stroke-color="#ed1c24" draw:marker-start-width="0.359cm" draw:marker-end-width="0.359cm" draw:fill-color="#cf00ff" draw:textarea-horizontal-align="justify" draw:textarea-vertical-align="middle" draw:auto-grow-height="false" fo:min-height="0.66cm" fo:min-width="4.474cm" fo:padding-top="0.178cm" fo:padding-bottom="0.178cm" fo:padding-left="0.303cm" fo:padding-right="0.303cm"/>
    </style:style>
    <style:style style:name="gr47" style:family="graphic" style:parent-style-name="standard">
      <style:graphic-properties svg:stroke-color="#000000" draw:fill-color="#fff200" draw:textarea-horizontal-align="justify" draw:textarea-vertical-align="middle" draw:auto-grow-height="false" fo:min-height="0.205cm" fo:min-width="2.936cm"/>
    </style:style>
    <style:style style:name="gr48" style:family="graphic" style:parent-style-name="standard">
      <style:graphic-properties svg:stroke-color="#000000" draw:fill-color="#f7a19a" draw:textarea-horizontal-align="justify" draw:textarea-vertical-align="middle" draw:auto-grow-height="false" fo:min-height="0.766cm" fo:min-width="3.666cm"/>
    </style:style>
    <style:style style:name="gr49" style:family="graphic" style:parent-style-name="standard">
      <style:graphic-properties svg:stroke-color="#000000" draw:fill-color="#cf00ff" draw:textarea-horizontal-align="justify" draw:textarea-vertical-align="middle" draw:auto-grow-height="false" fo:min-height="0.655cm" fo:min-width="2.556cm"/>
    </style:style>
    <style:style style:name="gr50" style:family="graphic" style:parent-style-name="standard">
      <style:graphic-properties svg:stroke-color="#000000" draw:fill-color="#fff200" draw:textarea-horizontal-align="justify" draw:textarea-vertical-align="middle" draw:auto-grow-height="false" fo:min-height="0.216cm" fo:min-width="2.936cm"/>
    </style:style>
    <style:style style:name="gr51" style:family="graphic" style:parent-style-name="standard">
      <style:graphic-properties svg:stroke-color="#000000" draw:fill-color="#cf00ff" draw:textarea-horizontal-align="justify" draw:textarea-vertical-align="middle" draw:auto-grow-height="false" fo:min-height="0.841cm" fo:min-width="3.524cm"/>
    </style:style>
    <style:style style:name="gr52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3.281cm"/>
    </style:style>
    <style:style style:name="gr53" style:family="graphic" style:parent-style-name="standard">
      <style:graphic-properties svg:stroke-color="#000000" draw:fill-color="#cf00ff" draw:textarea-horizontal-align="justify" draw:textarea-vertical-align="middle" draw:auto-grow-height="false" fo:min-height="0.766cm" fo:min-width="2.082cm"/>
    </style:style>
    <style:style style:name="gr54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5" style:family="graphic" style:parent-style-name="objectwithoutfill">
      <style:graphic-properties draw:stroke="solid"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56" style:family="graphic" style:parent-style-name="objectwithoutfill">
      <style:graphic-properties draw:stroke="solid" svg:stroke-width="0.212cm" draw:marker-start-width="0.518cm" draw:marker-end="Arrow" draw:marker-end-width="0.518cm" draw:fill="none" draw:textarea-vertical-align="middle" fo:padding-top="0.231cm" fo:padding-bottom="0.231cm" fo:padding-left="0.356cm" fo:padding-right="0.356cm"/>
    </style:style>
    <style:style style:name="gr57" style:family="graphic" style:parent-style-name="standard">
      <style:graphic-properties svg:stroke-color="#000000" draw:fill-color="#000000" draw:textarea-horizontal-align="justify" draw:textarea-vertical-align="middle" draw:auto-grow-height="false" fo:min-height="0.205cm" fo:min-width="0.438cm"/>
    </style:style>
    <style:style style:name="gr58" style:family="graphic" style:parent-style-name="standard">
      <style:graphic-properties svg:stroke-color="#000000" draw:fill-color="#00ff00" draw:textarea-horizontal-align="justify" draw:textarea-vertical-align="middle" draw:auto-grow-height="false" fo:min-height="0.466cm" fo:min-width="2.35cm"/>
    </style:style>
    <style:style style:name="gr59" style:family="graphic" style:parent-style-name="standard">
      <style:graphic-properties svg:stroke-color="#000000" draw:fill-color="#00ff00" draw:textarea-horizontal-align="justify" draw:textarea-vertical-align="middle" draw:auto-grow-height="false" fo:min-height="0.565cm" fo:min-width="3.945cm"/>
    </style:style>
    <style:style style:name="gr60" style:family="graphic" style:parent-style-name="standard">
      <style:graphic-properties svg:stroke-color="#59c5c7" draw:fill-color="#00508f" draw:textarea-horizontal-align="justify" draw:textarea-vertical-align="middle" draw:auto-grow-height="false" fo:min-height="0.259cm" fo:min-width="1.018cm"/>
    </style:style>
    <style:style style:name="gr61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3.366cm"/>
    </style:style>
    <style:style style:name="gr62" style:family="graphic" style:parent-style-name="standard">
      <style:graphic-properties svg:stroke-color="#000000" draw:fill-color="#fe78f0" draw:textarea-horizontal-align="justify" draw:textarea-vertical-align="middle" draw:auto-grow-height="false" fo:min-height="0.238cm" fo:min-width="2.823cm"/>
    </style:style>
    <style:style style:name="gr63" style:family="graphic" style:parent-style-name="standard">
      <style:graphic-properties svg:stroke-color="#000000" draw:fill-color="#59c5c7" draw:textarea-horizontal-align="justify" draw:textarea-vertical-align="middle" draw:auto-grow-height="false" fo:min-height="0.377cm" fo:min-width="2.823cm"/>
    </style:style>
    <style:style style:name="gr6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7.983cm" fo:padding-top="0.165cm" fo:padding-bottom="0.165cm" fo:padding-left="0.29cm" fo:padding-right="0.29cm"/>
    </style:style>
    <style:style style:name="gr65" style:family="graphic" style:parent-style-name="standard">
      <style:graphic-properties draw:stroke="dash" draw:stroke-dash="Ultrafine_20_Dashed" svg:stroke-width="0.081cm" svg:stroke-color="#ed1c24" draw:marker-start-width="0.321cm" draw:marker-end-width="0.321cm" draw:fill-color="#4dfbff" draw:textarea-horizontal-align="justify" draw:textarea-vertical-align="middle" draw:auto-grow-height="false" fo:min-height="0.686cm" fo:min-width="3.286cm" fo:padding-top="0.165cm" fo:padding-bottom="0.165cm" fo:padding-left="0.29cm" fo:padding-right="0.29cm"/>
    </style:style>
    <style:style style:name="gr66" style:family="graphic" style:parent-style-name="standard">
      <style:graphic-properties draw:stroke="none" svg:stroke-color="#000000" draw:fill="none" draw:fill-color="#ffffff" fo:min-height="0.513cm"/>
    </style:style>
    <style:style style:name="gr67" style:family="graphic" style:parent-style-name="standard">
      <style:graphic-properties svg:stroke-color="#000000" draw:fill-color="#fff200" draw:textarea-horizontal-align="justify" draw:textarea-vertical-align="middle" draw:auto-grow-height="false" fo:min-height="0.738cm" fo:min-width="6.243cm"/>
    </style:style>
    <style:style style:name="gr68" style:family="graphic" style:parent-style-name="standard">
      <style:graphic-properties draw:stroke="none" svg:stroke-color="#000000" draw:fill="none" draw:fill-color="#ffffff" fo:min-height="2.051cm"/>
    </style:style>
    <style:style style:name="gr69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6.078cm" fo:padding-top="0.165cm" fo:padding-bottom="0.165cm" fo:padding-left="0.29cm" fo:padding-right="0.29cm"/>
    </style:style>
    <style:style style:name="gr71" style:family="graphic" style:parent-style-name="standard">
      <style:graphic-properties svg:stroke-color="#000000" draw:fill-color="#ff00e6" draw:textarea-horizontal-align="justify" draw:textarea-vertical-align="middle" draw:auto-grow-height="false" fo:min-height="1.147cm" fo:min-width="6.612cm"/>
    </style:style>
    <style:style style:name="gr7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372cm" fo:min-width="4.653cm" fo:padding-top="0.165cm" fo:padding-bottom="0.165cm" fo:padding-left="0.29cm" fo:padding-right="0.29cm"/>
    </style:style>
    <style:style style:name="gr73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4.422cm"/>
    </style:style>
    <style:style style:name="gr74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701cm" fo:min-width="6.232cm" fo:padding-top="0.165cm" fo:padding-bottom="0.165cm" fo:padding-left="0.29cm" fo:padding-right="0.29cm"/>
    </style:style>
    <style:style style:name="gr7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1.198cm" fo:min-width="10.619cm" fo:padding-top="0.165cm" fo:padding-bottom="0.165cm" fo:padding-left="0.29cm" fo:padding-right="0.29cm"/>
    </style:style>
    <style:style style:name="gr76" style:family="graphic" style:parent-style-name="standard">
      <style:graphic-properties svg:stroke-color="#000000" draw:fill-color="#fff200" draw:textarea-horizontal-align="justify" draw:textarea-vertical-align="middle" draw:auto-grow-height="false" fo:min-height="0.377cm" fo:min-width="5.392cm"/>
    </style:style>
    <style:style style:name="gr77" style:family="graphic" style:parent-style-name="standard">
      <style:graphic-properties draw:stroke="none" svg:stroke-color="#000000" draw:fill="none" draw:fill-color="#ffffff" fo:min-height="0cm"/>
    </style:style>
    <style:style style:name="gr78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59c5c7" draw:textarea-horizontal-align="justify" draw:textarea-vertical-align="middle" draw:auto-grow-height="false" fo:min-height="0.483cm" fo:min-width="3.103cm" fo:padding-top="0.165cm" fo:padding-bottom="0.165cm" fo:padding-left="0.29cm" fo:padding-right="0.29cm"/>
    </style:style>
    <style:style style:name="gr79" style:family="graphic" style:parent-style-name="standard">
      <style:graphic-properties draw:stroke="none" svg:stroke-color="#000000" draw:fill="none" draw:fill-color="#ffffff" fo:min-height="1.274cm"/>
    </style:style>
    <style:style style:name="gr80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42cm" fo:padding-top="0.165cm" fo:padding-bottom="0.165cm" fo:padding-left="0.29cm" fo:padding-right="0.29cm"/>
    </style:style>
    <style:style style:name="gr81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3.285cm"/>
    </style:style>
    <style:style style:name="gr82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4.57cm" fo:padding-top="0.165cm" fo:padding-bottom="0.165cm" fo:padding-left="0.29cm" fo:padding-right="0.29cm"/>
    </style:style>
    <style:style style:name="gr83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4.867cm"/>
    </style:style>
    <style:style style:name="gr84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4.001cm"/>
    </style:style>
    <style:style style:name="gr85" style:family="graphic" style:parent-style-name="standard">
      <style:graphic-properties draw:stroke="dash" draw:stroke-dash="Ultrafine_20_Dotted_20__28_var_29_" svg:stroke-width="0.081cm" svg:stroke-color="#ed1c24" draw:marker-start-width="0.321cm" draw:marker-end-width="0.321cm" draw:fill-color="#72bf44" draw:textarea-horizontal-align="justify" draw:textarea-vertical-align="middle" draw:auto-grow-height="false" fo:min-height="0.372cm" fo:min-width="6.332cm" fo:padding-top="0.165cm" fo:padding-bottom="0.165cm" fo:padding-left="0.29cm" fo:padding-right="0.29cm"/>
    </style:style>
    <style:style style:name="gr86" style:family="graphic" style:parent-style-name="standard">
      <style:graphic-properties svg:stroke-color="#000000" draw:fill-color="#ff00e6" draw:textarea-horizontal-align="justify" draw:textarea-vertical-align="middle" draw:auto-grow-height="false" fo:min-height="0.485cm" fo:min-width="8.644cm"/>
    </style:style>
    <style:style style:name="gr87" style:family="graphic" style:parent-style-name="standard">
      <style:graphic-properties svg:stroke-color="#000000" draw:fill-color="#fff200" draw:textarea-horizontal-align="justify" draw:textarea-vertical-align="middle" draw:auto-grow-height="false" fo:min-height="0.468cm" fo:min-width="5.813cm"/>
    </style:style>
    <style:style style:name="gr88" style:family="graphic" style:parent-style-name="objectwithoutfill">
      <style:graphic-properties draw:fill="none" draw:textarea-vertical-align="middle"/>
    </style:style>
    <style:style style:name="gr89" style:family="graphic" style:parent-style-name="standard">
      <style:graphic-properties draw:stroke="none" svg:stroke-color="#000000" draw:fill="none" draw:fill-color="#ffffff" fo:min-height="1.026cm"/>
    </style:style>
    <style:style style:name="gr90" style:family="graphic" style:parent-style-name="standard">
      <style:graphic-properties svg:stroke-color="#000000" draw:fill-color="#cccccc" draw:textarea-horizontal-align="justify" draw:textarea-vertical-align="middle" draw:auto-grow-height="false" fo:min-height="2.925cm" fo:min-width="6.866cm"/>
    </style:style>
    <style:style style:name="P1" style:family="paragraph">
      <style:paragraph-properties fo:margin-left="0cm" fo:margin-right="0cm" fo:margin-top="0.2cm" fo:margin-bottom="0.2cm" fo:line-height="100%" fo:text-align="start" fo:text-indent="0cm"/>
    </style:style>
    <style:style style:name="P2" style:family="paragraph">
      <loext:graphic-properties draw:fill-color="#fffbcc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text-align="center"/>
    </style:style>
    <style:style style:name="P4" style:family="paragraph">
      <loext:graphic-properties draw:fill-color="#4dfbff"/>
      <style:paragraph-properties fo:text-align="center"/>
      <style:text-properties fo:font-size="12pt" style:font-size-asian="12pt" style:font-size-complex="12pt"/>
    </style:style>
    <style:style style:name="P5" style:family="paragraph">
      <style:paragraph-properties fo:text-align="start"/>
    </style:style>
    <style:style style:name="P6" style:family="paragraph">
      <loext:graphic-properties draw:fill-color="#c7feff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7" style:family="paragraph">
      <loext:graphic-properties draw:fill-color="#8f93c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-color="#dddddd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9" style:family="paragraph">
      <loext:graphic-properties draw:fill-color="#dfcce4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8ccfb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1" style:family="paragraph">
      <loext:graphic-properties draw:fill-color="#adc5e7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fff200"/>
      <style:paragraph-properties fo:text-align="center"/>
    </style:style>
    <style:style style:name="P13" style:family="paragraph">
      <loext:graphic-properties draw:fill-color="#bee3d3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-color="#fcd4d1"/>
      <style:paragraph-properties fo:text-align="center"/>
      <style:text-properties fo:font-size="12pt" style:font-size-asian="12pt" style:font-size-complex="12pt"/>
    </style:style>
    <style:style style:name="P16" style:family="paragraph">
      <loext:graphic-properties draw:fill-color="#fffbcc"/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bce4e5"/>
      <style:paragraph-properties fo:text-align="center"/>
      <style:text-properties fo:font-size="12pt" style:font-size-asian="12pt" style:font-size-complex="12pt"/>
    </style:style>
    <style:style style:name="P18" style:family="paragraph">
      <loext:graphic-properties draw:fill-color="#bcaed5"/>
      <style:paragraph-properties fo:text-align="center"/>
      <style:text-properties fo:font-size="12pt" style:font-size-asian="12pt" style:font-size-complex="12pt"/>
    </style:style>
    <style:style style:name="P19" style:family="paragraph">
      <loext:graphic-properties draw:fill-color="#fedcc6"/>
      <style:paragraph-properties fo:text-align="center"/>
      <style:text-properties fo:font-size="12pt" style:font-size-asian="12pt" style:font-size-complex="12pt"/>
    </style:style>
    <style:style style:name="P20" style:family="paragraph">
      <loext:graphic-properties draw:fill-color="#ff00e6"/>
      <style:paragraph-properties fo:text-align="center"/>
      <style:text-properties fo:font-size="12pt" style:font-size-asian="12pt" style:font-size-complex="12pt"/>
    </style:style>
    <style:style style:name="P21" style:family="paragraph">
      <loext:graphic-properties draw:fill-color="#faa61a"/>
      <style:paragraph-properties fo:text-align="center"/>
    </style:style>
    <style:style style:name="P22" style:family="paragraph">
      <loext:graphic-properties draw:fill-color="#f37b70"/>
      <style:paragraph-properties fo:text-align="center"/>
      <style:text-properties fo:font-size="12pt" style:font-size-asian="12pt" style:font-size-complex="12pt"/>
    </style:style>
    <style:style style:name="P23" style:family="paragraph">
      <loext:graphic-properties draw:fill-color="#8ccfb7"/>
      <style:paragraph-properties fo:text-align="center"/>
      <style:text-properties fo:color="#bee3d3"/>
    </style:style>
    <style:style style:name="P24" style:family="paragraph">
      <loext:graphic-properties draw:fill-color="#f05fff"/>
      <style:paragraph-properties fo:text-align="center"/>
      <style:text-properties fo:font-size="12pt" style:font-size-asian="12pt" style:font-size-complex="12pt"/>
    </style:style>
    <style:style style:name="P25" style:family="paragraph">
      <loext:graphic-properties draw:fill-color="#fcd4d1"/>
      <style:paragraph-properties fo:text-align="center"/>
    </style:style>
    <style:style style:name="P26" style:family="paragraph">
      <loext:graphic-properties draw:fill-color="#87d1d1"/>
      <style:paragraph-properties fo:text-align="center"/>
      <style:text-properties fo:font-size="12pt" style:font-size-asian="12pt" style:font-size-complex="12pt"/>
    </style:style>
    <style:style style:name="P27" style:family="paragraph">
      <loext:graphic-properties draw:fill-color="#72bf44"/>
      <style:paragraph-properties fo:text-align="center"/>
      <style:text-properties fo:font-size="12pt" style:font-size-asian="12pt" style:font-size-complex="12pt"/>
    </style:style>
    <style:style style:name="P28" style:family="paragraph">
      <loext:graphic-properties draw:fill-color="#3ec4c7"/>
      <style:paragraph-properties fo:text-align="center"/>
      <style:text-properties fo:font-size="12pt" style:font-size-asian="12pt" style:font-size-complex="12pt"/>
    </style:style>
    <style:style style:name="P29" style:family="paragraph">
      <loext:graphic-properties draw:fill-color="#cf00ff"/>
      <style:paragraph-properties fo:text-align="center"/>
      <style:text-properties fo:font-size="12pt" style:font-size-asian="12pt" style:font-size-complex="12pt"/>
    </style:style>
    <style:style style:name="P30" style:family="paragraph">
      <loext:graphic-properties draw:fill-color="#f7a19a"/>
      <style:paragraph-properties fo:text-align="center"/>
      <style:text-properties fo:font-size="12pt" style:font-size-asian="12pt" style:font-size-complex="12pt"/>
    </style:style>
    <style:style style:name="P31" style:family="paragraph">
      <loext:graphic-properties draw:fill-color="#000000"/>
      <style:paragraph-properties fo:text-align="center"/>
      <style:text-properties fo:color="#ffffff" fo:font-weight="bold" style:font-weight-asian="bold" style:font-weight-complex="bold"/>
    </style:style>
    <style:style style:name="P32" style:family="paragraph">
      <loext:graphic-properties draw:fill-color="#00ff00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-color="#00508f"/>
      <style:paragraph-properties fo:text-align="center"/>
      <style:text-properties fo:color="#ffffff"/>
    </style:style>
    <style:style style:name="P34" style:family="paragraph">
      <loext:graphic-properties draw:fill-color="#fe78f0"/>
      <style:paragraph-properties fo:text-align="center"/>
    </style:style>
    <style:style style:name="P35" style:family="paragraph">
      <loext:graphic-properties draw:fill-color="#59c5c7"/>
      <style:paragraph-properties fo:text-align="center"/>
    </style:style>
    <style:style style:name="P36" style:family="paragraph">
      <loext:graphic-properties draw:fill="none" draw:fill-color="#ffffff"/>
      <style:text-properties fo:color="#ce181e"/>
    </style:style>
    <style:style style:name="P37" style:family="paragraph">
      <loext:graphic-properties draw:fill="none" draw:fill-color="#ffffff"/>
    </style:style>
    <style:style style:name="P38" style:family="paragraph">
      <loext:graphic-properties draw:fill-color="#59c5c7"/>
      <style:paragraph-properties fo:text-align="center"/>
      <style:text-properties fo:font-size="12pt" style:font-size-asian="12pt" style:font-size-complex="12pt"/>
    </style:style>
    <style:style style:name="P39" style:family="paragraph">
      <loext:graphic-properties draw:fill-color="#cccccc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bold" style:font-size-asian="12pt" style:font-weight-asian="bold" style:font-size-complex="12pt" style:font-weight-complex="bold"/>
    </style:style>
    <style:style style:name="T4" style:family="text">
      <style:text-properties fo:font-size="7pt" style:font-size-asian="7pt" style:font-size-complex="7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size="10.5pt" style:font-size-asian="10.5pt" style:font-size-complex="10.5pt"/>
    </style:style>
    <style:style style:name="T9" style:family="text">
      <style:text-properties fo:color="#ffffff" fo:font-size="8pt" style:font-size-asian="8pt" style:font-size-complex="8pt"/>
    </style:style>
    <style:style style:name="T10" style:family="text">
      <style:text-properties fo:color="#ce181e" fo:font-size="13pt" style:font-size-asian="13pt" style:font-size-complex="13pt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style:font-name="Liberation Sans1" fo:font-size="26pt" style:font-name-asian="Liberation Sans1" style:font-size-asian="26pt" style:font-name-complex="Liberation Sans1" style:font-size-complex="26pt"/>
    </style:style>
    <style:style style:name="T13" style:family="text">
      <style:text-properties style:font-name="Liberation Sans" fo:font-size="26pt" style:font-name-asian="Liberation Sans1" style:font-size-asian="26pt" style:font-name-complex="Liberation Sans1" style:font-size-complex="26pt"/>
    </style:style>
    <style:style style:name="T14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972cm" svg:height="3.556cm" svg:x="26.743cm" svg:y="33.085cm">
          <text:p text:style-name="P1"><text:span text:style-name="T1">diagdiph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2" draw:text-style-name="P4" xml:id="id56" draw:id="id56" draw:layer="layout" svg:width="3.329cm" svg:height="2.032cm" svg:x="32.242cm" svg:y="30.431cm">
          <text:p text:style-name="P3"><text:span text:style-name="T2">viewPWplot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xml:id="id54" draw:id="id54" draw:layer="layout" svg:width="5.026cm" svg:height="5.559cm" svg:x="25.619cm" svg:y="26.545cm">
          <text:p text:style-name="P5"><text:span text:style-name="T3">$bruDir/</text:span></text:p>
          <draw:enhanced-geometry svg:viewBox="0 0 21600 21600" draw:mirror-horizontal="false" draw:mirror-vertical="false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4" draw:text-style-name="P7" draw:layer="layout" svg:width="5.45cm" svg:height="6.004cm" svg:x="13.023cm" svg:y="24.764cm">
          <text:p text:style-name="P5"><text:span text:style-name="T3">OrthogonalityLo</text:span><text:span text:style-name="T3">op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8" xml:id="id6" draw:id="id6" draw:layer="layout" svg:width="5.588cm" svg:height="6.331cm" svg:x="12.565cm" svg:y="10.417cm">
          <text:p text:style-name="P5"><text:span text:style-name="T3">OUTROOT FILES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6" draw:text-style-name="P9" draw:layer="layout" svg:width="5.08cm" svg:height="5.563cm" svg:x="20.581cm" svg:y="14.613cm">
          <text:p text:style-name="P5"><text:span text:style-name="T3">analysis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10" draw:layer="layout" svg:width="5.746cm" svg:height="7.085cm" svg:x="26.242cm" svg:y="15.629cm">
          <text:p text:style-name="P5"><text:span text:style-name="T3">s</text:span><text:span text:style-name="T3">pi</text:span><text:span text:style-name="T3">nr</text:span><text:span text:style-name="T3">o</text:span><text:span text:style-name="T3">ot</text:span><text:span text:style-name="T3">/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8" draw:text-style-name="P11" draw:layer="layout" svg:width="6.35cm" svg:height="6.096cm" svg:x="12.25cm" svg:y="3.667cm">
          <text:p text:style-name="P5"><text:span text:style-name="T3">ru</text:span><text:span text:style-name="T3">n</text:span><text:span text:style-name="T3">Di</text:span><text:span text:style-name="T3">sk</text:span><text:span text:style-name="T3">im</text:span><text:span text:style-name="T3">.s</text:span><text:span text:style-name="T3">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" draw:text-style-name="P12" xml:id="id1" draw:id="id1" draw:layer="layout" svg:width="6.477cm" svg:height="1.651cm" svg:x="12.297cm" svg:y="1.254cm">
          <text:p text:style-name="P3"><text:span text:style-name="T2">Trains / DS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2" draw:id="id2" draw:layer="layout" svg:width="4.699cm" svg:height="1.016cm" svg:x="13.185cm" svg:y="4.683cm">
          <text:p text:style-name="P3"><text:span text:style-name="T2">skimDihadron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3" draw:id="id3" draw:layer="layout" svg:width="3.683cm" svg:height="0.889cm" svg:x="13.69cm" svg:y="6.516cm">
          <text:p text:style-name="P3"><text:span text:style-name="T2">diskim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13" xml:id="id4" draw:id="id4" draw:layer="layout" svg:width="4.699cm" svg:height="1.016cm" svg:x="13.185cm" svg:y="8.184cm">
          <text:p text:style-name="P3"><text:span text:style-name="T2">calcKinema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2" xml:id="id38" draw:id="id38" draw:layer="layout" svg:width="3.683cm" svg:height="1.016cm" svg:x="13.7cm" svg:y="13.341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5.536cm" svg:y1="2.905cm" svg:x2="15.535cm" svg:y2="4.683cm" draw:start-shape="id1" draw:start-glue-point="6" draw:end-shape="id2" draw:end-glue-point="4" svg:d="M15536 2905l-1 1778" svg:viewBox="0 0 2 1779">
          <text:p/>
        </draw:connector>
        <draw:connector draw:style-name="gr13" draw:text-style-name="P14" draw:layer="layout" draw:type="line" svg:x1="15.535cm" svg:y1="5.699cm" svg:x2="15.531cm" svg:y2="6.516cm" draw:start-shape="id2" draw:start-glue-point="6" draw:end-shape="id3" draw:end-glue-point="4" svg:d="M15535 5699l-4 817" svg:viewBox="0 0 5 818">
          <text:p/>
        </draw:connector>
        <draw:connector draw:style-name="gr13" draw:text-style-name="P14" draw:layer="layout" draw:type="line" svg:x1="15.531cm" svg:y1="7.405cm" svg:x2="15.535cm" svg:y2="8.184cm" draw:start-shape="id3" draw:start-glue-point="6" draw:end-shape="id4" draw:end-glue-point="4" svg:d="M15531 7405l4 779" svg:viewBox="0 0 5 780">
          <text:p/>
        </draw:connector>
        <draw:connector draw:style-name="gr13" draw:text-style-name="P14" draw:layer="layout" draw:type="line" svg:x1="15.535cm" svg:y1="9.2cm" svg:x2="15.541cm" svg:y2="11.642cm" draw:start-shape="id4" draw:start-glue-point="6" draw:end-shape="id5" draw:end-glue-point="0" svg:d="M15535 9200l6 2442" svg:viewBox="0 0 7 2443">
          <text:p/>
        </draw:connector>
        <draw:custom-shape draw:style-name="gr14" draw:text-style-name="P15" xml:id="id7" draw:id="id7" draw:layer="layout" svg:width="3.683cm" svg:height="1.016cm" svg:x="21.153cm" svg:y="15.71cm">
          <text:p text:style-name="P3"><text:span text:style-name="T2">build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4" draw:id="id14" draw:layer="layout" svg:width="3.683cm" svg:height="0.889cm" svg:x="27.304cm" svg:y="16.772cm">
          <text:p text:style-name="P3"><text:span text:style-name="T2">spin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line-skew="0.121cm" svg:x1="18.153cm" svg:y1="13.583cm" svg:x2="21.153cm" svg:y2="16.218cm" draw:start-shape="id6" draw:start-glue-point="7" draw:end-shape="id7" svg:d="M18153 13583h1601v2635h1399" svg:viewBox="0 0 3001 2636">
          <text:p/>
        </draw:connector>
        <draw:custom-shape draw:style-name="gr15" draw:text-style-name="P15" xml:id="id40" draw:id="id40" draw:layer="layout" svg:width="3.866cm" svg:height="1.016cm" svg:x="21.092cm" svg:y="17.172cm">
          <text:p text:style-name="P3"><text:span text:style-name="T2">catSpinroo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1" draw:id="id41" draw:layer="layout" svg:width="3.683cm" svg:height="0.889cm" svg:x="27.304cm" svg:y="18.177cm">
          <text:p text:style-name="P3"><text:span text:style-name="T2">cat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1" draw:text-style-name="P12" xml:id="id43" draw:id="id43" draw:layer="layout" svg:width="3.683cm" svg:height="0.889cm" svg:x="27.304cm" svg:y="19.677cm">
          <text:p text:style-name="P3"><text:span text:style-name="T2">asym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5" draw:text-style-name="P15" xml:id="id42" draw:id="id42" draw:layer="layout" svg:width="3.866cm" svg:height="1.016cm" svg:x="21.093cm" svg:y="18.673cm">
          <text:p text:style-name="P3"><text:span text:style-name="T2">asym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12" xml:id="id9" draw:id="id9" draw:layer="layout" svg:width="3.683cm" svg:height="1.886cm" svg:x="21.851cm" svg:y="5.572cm">
          <text:p text:style-name="P3"><text:span text:style-name="T2">plo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7" draw:text-style-name="P16" xml:id="id8" draw:id="id8" draw:layer="layout" svg:width="4.699cm" svg:height="1.016cm" svg:x="21.37cm" svg:y="8.505cm">
          <text:p text:style-name="P3"><text:span text:style-name="T2">diagnostic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719cm" svg:y1="8.505cm" svg:x2="23.692cm" svg:y2="7.458cm" draw:start-shape="id8" draw:end-shape="id9" draw:end-glue-point="6" svg:d="M23719 8505l-27-1047" svg:viewBox="0 0 28 1048">
          <text:p/>
        </draw:connector>
        <draw:custom-shape draw:style-name="gr17" draw:text-style-name="P16" xml:id="id10" draw:id="id10" draw:layer="layout" svg:width="4.699cm" svg:height="1.016cm" svg:x="27.139cm" svg:y="7.92cm">
          <text:p text:style-name="P3"><text:span text:style-name="T2">MhFi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-0.001cm" svg:x1="18.153cm" svg:y1="13.583cm" svg:x2="21.37cm" svg:y2="9.013cm" draw:start-shape="id6" draw:start-glue-point="7" draw:end-shape="id8" draw:end-glue-point="5" svg:d="M18153 13583h1608v-4570h1609" svg:viewBox="0 0 3218 4571">
          <text:p/>
        </draw:connector>
        <draw:custom-shape draw:style-name="gr18" draw:text-style-name="P17" xml:id="id11" draw:id="id11" draw:layer="layout" svg:width="4.699cm" svg:height="1.016cm" svg:x="21.67cm" svg:y="12.541cm">
          <text:p text:style-name="P3"><text:span text:style-name="T2">buildRooset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9" draw:text-style-name="P12" xml:id="id12" draw:id="id12" draw:layer="layout" svg:width="3.683cm" svg:height="1.524cm" svg:x="27.685cm" svg:y="10.779cm">
          <text:p text:style-name="P3"><text:span text:style-name="T2">roo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5.534cm" svg:y1="6.515cm" svg:x2="29.489cm" svg:y2="7.92cm" draw:start-shape="id9" draw:start-glue-point="7" draw:end-shape="id10" draw:end-glue-point="4" svg:d="M25534 6515h3955v1405" svg:viewBox="0 0 3956 1406">
          <text:p/>
        </draw:connector>
        <draw:connector draw:style-name="gr13" draw:text-style-name="P14" draw:layer="layout" draw:line-skew="-0.138cm" svg:x1="18.153cm" svg:y1="13.583cm" svg:x2="21.67cm" svg:y2="13.049cm" draw:start-shape="id6" draw:start-glue-point="7" draw:end-shape="id11" draw:end-glue-point="5" svg:d="M18153 13583h1601v-534h1916" svg:viewBox="0 0 3518 535">
          <text:p/>
        </draw:connector>
        <draw:connector draw:style-name="gr20" draw:text-style-name="P14" draw:layer="layout" draw:type="line" svg:x1="29.489cm" svg:y1="8.936cm" svg:x2="29.526cm" svg:y2="10.779cm" draw:start-shape="id10" draw:start-glue-point="6" draw:end-shape="id12" draw:end-glue-point="4" svg:d="M29489 8936l37 1843" svg:viewBox="0 0 38 1844">
          <text:p/>
        </draw:connector>
        <draw:connector draw:style-name="gr13" draw:text-style-name="P14" draw:layer="layout" draw:type="lines" svg:x1="26.369cm" svg:y1="13.049cm" svg:x2="27.685cm" svg:y2="11.541cm" draw:start-shape="id11" draw:start-glue-point="7" draw:end-shape="id12" draw:end-glue-point="5" svg:d="M26369 13049h541l273-1508h502" svg:viewBox="0 0 1317 1509">
          <text:p/>
        </draw:connector>
        <draw:custom-shape draw:style-name="gr21" draw:text-style-name="P15" xml:id="id13" draw:id="id13" draw:layer="layout" svg:width="4.738cm" svg:height="1.016cm" svg:x="26.789cm" svg:y="13.508cm">
          <text:p text:style-name="P3"><text:span text:style-name="T2">buildSpinroot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29.526cm" svg:y1="12.303cm" svg:x2="29.158cm" svg:y2="13.508cm" draw:start-shape="id12" draw:start-glue-point="6" draw:end-shape="id13" draw:end-glue-point="4" svg:d="M29526 12303v502l-368 202v501" svg:viewBox="0 0 369 1206">
          <text:p/>
        </draw:connector>
        <draw:connector draw:style-name="gr22" draw:text-style-name="P14" draw:layer="layout" draw:type="lines" svg:x1="29.158cm" svg:y1="14.524cm" svg:x2="29.145cm" svg:y2="16.772cm" draw:start-shape="id13" draw:start-glue-point="6" draw:end-shape="id14" draw:end-glue-point="4" svg:d="M29158 14524v502l-13 1244v502" svg:viewBox="0 0 14 2249">
          <text:p/>
        </draw:connector>
        <draw:custom-shape draw:style-name="gr23" draw:text-style-name="P16" xml:id="id15" draw:id="id15" draw:layer="layout" svg:width="4.699cm" svg:height="1.016cm" svg:x="31.961cm" svg:y="12.357cm">
          <text:p text:style-name="P3"><text:span text:style-name="T2">diagnosticsSW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2" draw:text-style-name="P14" draw:layer="layout" draw:type="lines" svg:x1="31.368cm" svg:y1="11.541cm" svg:x2="34.311cm" svg:y2="12.357cm" draw:start-shape="id12" draw:start-glue-point="7" draw:end-shape="id15" draw:end-glue-point="4" svg:d="M31368 11541h501l2442 315v501" svg:viewBox="0 0 2944 817">
          <text:p/>
        </draw:connector>
        <draw:custom-shape draw:style-name="gr24" draw:text-style-name="P18" xml:id="id16" draw:id="id16" draw:layer="layout" svg:width="4.699cm" svg:height="1.016cm" svg:x="13.293cm" svg:y="25.634cm">
          <text:p text:style-name="P3"><text:span text:style-name="T2">BuildOrtho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17" draw:id="id17" draw:layer="layout" svg:width="3.683cm" svg:height="0.889cm" svg:x="13.774cm" svg:y="27.532cm">
          <text:p text:style-name="P3"><text:span text:style-name="T2">ortho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4" draw:text-style-name="P18" xml:id="id18" draw:id="id18" draw:layer="layout" svg:width="4.699cm" svg:height="1.016cm" svg:x="13.273cm" svg:y="29.147cm">
          <text:p text:style-name="P3"><text:span text:style-name="T2">Orthogonality.</text:span><text:span text:style-name="T2">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7.992cm" svg:y2="26.142cm" draw:start-shape="id6" draw:start-glue-point="7" draw:end-shape="id16" draw:end-glue-point="7" svg:d="M18153 13583h1601v12559h-1762" svg:viewBox="0 0 1763 12560">
          <text:p/>
        </draw:connector>
        <draw:connector draw:style-name="gr13" draw:text-style-name="P14" draw:layer="layout" draw:type="lines" svg:x1="15.615cm" svg:y1="28.421cm" svg:x2="15.622cm" svg:y2="29.147cm" draw:start-shape="id17" draw:start-glue-point="6" draw:end-shape="id18" draw:end-glue-point="0" svg:d="M15615 28421v501l7-276v501" svg:viewBox="0 0 8 727">
          <text:p/>
        </draw:connector>
        <draw:custom-shape draw:style-name="gr25" draw:text-style-name="P19" xml:id="id19" draw:id="id19" draw:layer="layout" svg:width="4.699cm" svg:height="1.016cm" svg:x="13.454cm" svg:y="32.648cm">
          <text:p text:style-name="P3"><text:span text:style-name="T2">countEvent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20" xml:id="id39" draw:id="id39" draw:layer="layout" svg:width="3.991cm" svg:height="1.016cm" svg:x="7.477cm" svg:y="14.416cm">
          <text:p text:style-name="P3"><text:span text:style-name="T2">injectHelicity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21" xml:id="id24" draw:id="id24" draw:layer="layout" svg:width="3.683cm" svg:height="1.11cm" svg:x="13.708cm" svg:y="15.027cm">
          <text:p text:style-name="P3"><text:span text:style-name="T2">mc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5" draw:text-style-name="P19" xml:id="id20" draw:id="id20" draw:layer="layout" svg:width="4.699cm" svg:height="1.016cm" svg:x="13.454cm" svg:y="34.149cm">
          <text:p text:style-name="P3"><text:span text:style-name="T2">kinVsRu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9" xml:id="id21" draw:id="id21" draw:layer="layout" svg:width="4.699cm" svg:height="1.016cm" svg:x="13.454cm" svg:y="35.65cm">
          <text:p text:style-name="P3"><text:span text:style-name="T2">TabulateBinMeans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1.099cm" svg:x1="18.153cm" svg:y1="13.583cm" svg:x2="18.153cm" svg:y2="33.156cm" draw:start-shape="id6" draw:start-glue-point="7" draw:end-shape="id19" draw:end-glue-point="7" svg:d="M18153 13583h1601v19573h-1601" svg:viewBox="0 0 1602 19574">
          <text:p/>
        </draw:connector>
        <draw:connector draw:style-name="gr13" draw:text-style-name="P14" draw:layer="layout" draw:line-skew="1.099cm" svg:x1="18.153cm" svg:y1="13.583cm" svg:x2="18.153cm" svg:y2="34.657cm" draw:start-shape="id6" draw:start-glue-point="7" draw:end-shape="id20" draw:end-glue-point="7" svg:d="M18153 13583h1601v21074h-1601" svg:viewBox="0 0 1602 21075">
          <text:p/>
        </draw:connector>
        <draw:connector draw:style-name="gr13" draw:text-style-name="P14" draw:layer="layout" draw:line-skew="1.099cm" svg:x1="18.153cm" svg:y1="13.583cm" svg:x2="18.153cm" svg:y2="36.158cm" draw:start-shape="id6" draw:start-glue-point="7" draw:end-shape="id21" draw:end-glue-point="7" svg:d="M18153 13583h1601v22575h-1601" svg:viewBox="0 0 1602 22576">
          <text:p/>
        </draw:connector>
        <draw:custom-shape draw:style-name="gr15" draw:text-style-name="P15" xml:id="id46" draw:id="id46" draw:layer="layout" svg:width="3.866cm" svg:height="1.016cm" svg:x="32.992cm" svg:y="18.084cm">
          <text:p text:style-name="P3"><text:span text:style-name="T2">Compare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15" xml:id="id45" draw:id="id45" draw:layer="layout" svg:width="3.866cm" svg:height="1.016cm" svg:x="33.048cm" svg:y="16.687cm">
          <text:p text:style-name="P3"><text:span text:style-name="T2">DrawAsym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9" xml:id="id22" draw:id="id22" draw:layer="layout" svg:width="6.601cm" svg:height="1.016cm" svg:x="26.063cm" svg:y="4.73cm">
          <text:p text:style-name="P3"><text:span text:style-name="T2">drawDepolarizationFactorPlo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9" draw:text-style-name="P19" xml:id="id23" draw:id="id23" draw:layer="layout" svg:width="5.585cm" svg:height="1.016cm" svg:x="26.063cm" svg:y="3.631cm">
          <text:p text:style-name="P3"><text:span text:style-name="T2">Draw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5.238cm" draw:start-shape="id9" draw:start-glue-point="4" draw:end-shape="id22" draw:end-glue-point="5" svg:d="M23692 5572v-334h2371" svg:viewBox="0 0 2372 335">
          <text:p/>
        </draw:connector>
        <draw:connector draw:style-name="gr13" draw:text-style-name="P14" draw:layer="layout" svg:x1="23.692cm" svg:y1="5.572cm" svg:x2="26.063cm" svg:y2="4.139cm" draw:start-shape="id9" draw:start-glue-point="4" draw:end-shape="id23" draw:end-glue-point="5" svg:d="M23692 5572v-1433h2371" svg:viewBox="0 0 2372 1434">
          <text:p/>
        </draw:connector>
        <draw:custom-shape draw:style-name="gr30" draw:text-style-name="P22" xml:id="id25" draw:id="id25" draw:layer="layout" svg:width="4.699cm" svg:height="1.016cm" svg:x="6.431cm" svg:y="17.316cm">
          <text:p text:style-name="P3"><text:span text:style-name="T2">analysis_MC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1.13cm" svg:y2="17.824cm" draw:start-shape="id24" draw:start-glue-point="6" draw:end-shape="id25" draw:end-glue-point="7" svg:d="M15549 16137v1687h-4419" svg:viewBox="0 0 4420 1688">
          <text:p/>
        </draw:connector>
        <draw:custom-shape draw:style-name="gr31" draw:text-style-name="P23" xml:id="id26" draw:id="id26" draw:layer="layout" svg:width="3.683cm" svg:height="0.889cm" svg:x="1.343cm" svg:y="17.391cm">
          <text:p text:style-name="P3"><text:span text:style-name="T2">spinroot_inj_*/*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6.431cm" svg:y1="17.824cm" svg:x2="5.026cm" svg:y2="17.835cm" draw:start-shape="id25" draw:start-glue-point="5" draw:end-shape="id26" draw:end-glue-point="7" svg:d="M6431 17824l-1405 11" svg:viewBox="0 0 1406 12">
          <text:p/>
        </draw:connector>
        <draw:custom-shape draw:style-name="gr32" draw:text-style-name="P22" xml:id="id27" draw:id="id27" draw:layer="layout" svg:width="2.642cm" svg:height="1.016cm" svg:x="2.003cm" svg:y="19.55cm">
          <text:p text:style-name="P3"><text:span text:style-name="T2">Lattice1D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1" draw:text-style-name="P23" xml:id="id28" draw:id="id28" draw:layer="layout" svg:width="3.683cm" svg:height="0.889cm" svg:x="1.47cm" svg:y="21.582cm">
          <text:p text:style-name="P3"><text:span text:style-name="T2">deltaset/*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.184cm" svg:y1="18.28cm" svg:x2="3.324cm" svg:y2="19.55cm" draw:start-shape="id26" draw:start-glue-point="6" draw:end-shape="id27" svg:d="M3184 18280l140 1270" svg:viewBox="0 0 141 1271">
          <text:p/>
        </draw:connector>
        <draw:connector draw:style-name="gr13" draw:text-style-name="P14" draw:layer="layout" draw:type="line" svg:x1="3.324cm" svg:y1="20.566cm" svg:x2="3.311cm" svg:y2="21.582cm" draw:start-shape="id27" draw:start-glue-point="6" draw:end-shape="id28" svg:d="M3324 20566l-13 1016" svg:viewBox="0 0 14 1017">
          <text:p/>
        </draw:connector>
        <draw:custom-shape draw:style-name="gr33" draw:text-style-name="P22" xml:id="id29" draw:id="id29" draw:layer="layout" svg:width="3.744cm" svg:height="1.016cm" svg:x="1.409cm" svg:y="23.995cm">
          <text:p text:style-name="P3"><text:span text:style-name="T2">LatticeAnalysi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.311cm" svg:y1="22.471cm" svg:x2="3.281cm" svg:y2="23.995cm" draw:start-shape="id28" draw:start-glue-point="6" draw:end-shape="id29" draw:end-glue-point="4" svg:d="M3311 22471l-30 1524" svg:viewBox="0 0 31 1525">
          <text:p/>
        </draw:connector>
        <draw:custom-shape draw:style-name="gr34" draw:text-style-name="P24" xml:id="id59" draw:id="id59" draw:layer="layout" svg:width="4.166cm" svg:height="1.016cm" svg:x="32.75cm" svg:y="19.76cm">
          <text:p text:style-name="P3"><text:span text:style-name="T2">GetQuantile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5" draw:text-style-name="P19" xml:id="id30" draw:id="id30" draw:layer="layout" svg:width="4.166cm" svg:height="1.016cm" svg:x="26.064cm" svg:y="1.432cm">
          <text:p text:style-name="P3"><text:span text:style-name="T2">SlicePlo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4cm" svg:y2="1.94cm" draw:start-shape="id9" draw:start-glue-point="4" draw:end-shape="id30" draw:end-glue-point="5" svg:d="M23692 5572v-3632h2372" svg:viewBox="0 0 2373 3633">
          <text:p/>
        </draw:connector>
        <draw:custom-shape draw:style-name="gr15" draw:text-style-name="P15" xml:id="id44" draw:id="id44" draw:layer="layout" svg:width="3.866cm" svg:height="1.016cm" svg:x="32.992cm" svg:y="15.29cm">
          <text:p text:style-name="P3"><text:span text:style-name="T2">Tabulate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643cm" svg:y1="26.65cm" svg:x2="15.615cm" svg:y2="27.532cm" draw:start-shape="id16" draw:start-glue-point="6" draw:end-shape="id17" draw:end-glue-point="4" svg:d="M15643 26650l-28 882" svg:viewBox="0 0 29 883">
          <text:p/>
        </draw:connector>
        <draw:custom-shape draw:style-name="gr36" draw:text-style-name="P13" xml:id="id31" draw:id="id31" draw:layer="layout" svg:width="5.08cm" svg:height="1.016cm" svg:x="3.929cm" svg:y="1.843cm">
          <text:p text:style-name="P3"><text:span text:style-name="T2">skimAccidentals.groov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12" xml:id="id32" draw:id="id32" draw:layer="layout" svg:width="4.519cm" svg:height="0.889cm" svg:x="4.209cm" svg:y="3.629cm">
          <text:p text:style-name="P3"><text:span text:style-name="T2">accidentals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297cm" svg:y1="2.08cm" svg:x2="9.009cm" svg:y2="2.351cm" draw:start-shape="id1" draw:start-glue-point="5" draw:end-shape="id31" draw:end-glue-point="7" svg:d="M12297 2080h-502l-2244 271h-542" svg:viewBox="0 0 3289 272">
          <text:p/>
        </draw:connector>
        <draw:connector draw:style-name="gr13" draw:text-style-name="P14" draw:layer="layout" draw:type="line" svg:x1="6.469cm" svg:y1="2.859cm" svg:x2="6.469cm" svg:y2="3.629cm" draw:start-shape="id31" draw:start-glue-point="6" draw:end-shape="id32" draw:end-glue-point="4" svg:d="M6469 2859v770" svg:viewBox="0 0 1 771">
          <text:p/>
        </draw:connector>
        <draw:custom-shape draw:style-name="gr10" draw:text-style-name="P13" xml:id="id33" draw:id="id33" draw:layer="layout" svg:width="4.699cm" svg:height="1.016cm" svg:x="4.118cm" svg:y="5.28cm">
          <text:p text:style-name="P3"><text:span text:style-name="T2">drawAccidental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6.469cm" svg:y1="4.518cm" svg:x2="6.468cm" svg:y2="5.28cm" draw:start-shape="id32" draw:start-glue-point="6" draw:end-shape="id33" draw:end-glue-point="4" svg:d="M6469 4518l-1 762" svg:viewBox="0 0 2 763">
          <text:p/>
        </draw:connector>
        <draw:custom-shape draw:style-name="gr19" draw:text-style-name="P12" xml:id="id35" draw:id="id35" draw:layer="layout" svg:width="3.683cm" svg:height="1.524cm" svg:x="6.842cm" svg:y="22.122cm">
          <text:p text:style-name="P3"><text:span text:style-name="T2">plots.root</text:span></text:p>
          <text:p text:style-name="P3"><text:span text:style-name="T3">from data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0" draw:text-style-name="P22" xml:id="id34" draw:id="id34" draw:layer="layout" svg:width="4.699cm" svg:height="1.016cm" svg:x="8.32cm" svg:y="19.161cm">
          <text:p text:style-name="P3"><text:span text:style-name="T2">MhDecompose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15.549cm" svg:y1="16.137cm" svg:x2="13.019cm" svg:y2="19.669cm" draw:start-shape="id24" draw:start-glue-point="6" draw:end-shape="id34" draw:end-glue-point="7" svg:d="M15549 16137v3532h-2530" svg:viewBox="0 0 2531 3533">
          <text:p/>
        </draw:connector>
        <draw:connector draw:style-name="gr13" draw:text-style-name="P14" draw:layer="layout" draw:type="lines" svg:x1="8.683cm" svg:y1="22.122cm" svg:x2="10.67cm" svg:y2="20.177cm" draw:start-shape="id35" draw:start-glue-point="4" draw:end-shape="id34" draw:end-glue-point="6" svg:d="M8683 22122v-501l1987-942v-502" svg:viewBox="0 0 1988 1946">
          <text:p/>
        </draw:connector>
        <draw:custom-shape draw:style-name="gr38" draw:text-style-name="P25" xml:id="id36" draw:id="id36" draw:layer="layout" svg:width="3.683cm" svg:height="0.889cm" svg:x="11.033cm" svg:y="22.503cm">
          <text:p text:style-name="P3"><text:span text:style-name="T2">mhdecomp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0.67cm" svg:y1="20.177cm" svg:x2="12.874cm" svg:y2="22.503cm" draw:start-shape="id34" draw:start-glue-point="6" draw:end-shape="id36" draw:end-glue-point="4" svg:d="M10670 20177v502l2204 1322v502" svg:viewBox="0 0 2205 2327">
          <text:p/>
        </draw:connector>
        <draw:custom-shape draw:style-name="gr12" draw:text-style-name="P12" xml:id="id5" draw:id="id5" draw:layer="layout" svg:width="3.683cm" svg:height="1.016cm" svg:x="13.7cm" svg:y="11.642cm">
          <text:p text:style-name="P3"><text:span text:style-name="T2">outroot.diph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9" draw:text-style-name="P26" xml:id="id37" draw:id="id37" draw:layer="layout" svg:width="3.81cm" svg:height="1.016cm" svg:x="7.604cm" svg:y="12.384cm">
          <text:p text:style-name="P3"><text:span text:style-name="T2">RePair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7cm" svg:y1="12.15cm" svg:x2="11.414cm" svg:y2="12.892cm" draw:start-shape="id5" draw:start-glue-point="5" draw:end-shape="id37" svg:d="M13700 12150h-502l-1242 742h-542" svg:viewBox="0 0 2287 743">
          <text:p/>
        </draw:connector>
        <draw:connector draw:style-name="gr13" draw:text-style-name="P14" draw:layer="layout" draw:type="lines" svg:x1="11.414cm" svg:y1="12.892cm" svg:x2="13.7cm" svg:y2="13.849cm" draw:start-shape="id37" draw:start-glue-point="7" draw:end-shape="id38" draw:end-glue-point="5" svg:d="M11414 12892h542l1242 957h502" svg:viewBox="0 0 2287 958">
          <text:p/>
        </draw:connector>
        <draw:connector draw:style-name="gr13" draw:text-style-name="P14" draw:layer="layout" draw:type="lines" svg:x1="13.7cm" svg:y1="13.849cm" svg:x2="11.468cm" svg:y2="14.924cm" draw:start-shape="id38" draw:start-glue-point="5" draw:end-shape="id39" draw:end-glue-point="7" svg:d="M13700 13849h-502l-1189 1075h-541" svg:viewBox="0 0 2233 1076">
          <text:p/>
        </draw:connector>
        <draw:connector draw:style-name="gr13" draw:text-style-name="P14" draw:layer="layout" draw:type="lines" svg:x1="11.468cm" svg:y1="14.924cm" svg:x2="13.708cm" svg:y2="15.582cm" draw:start-shape="id39" draw:start-glue-point="7" draw:end-shape="id24" draw:end-glue-point="5" svg:d="M11468 14924h541l1197 658h502" svg:viewBox="0 0 2241 659">
          <text:p/>
        </draw:connector>
        <draw:connector draw:style-name="gr13" draw:text-style-name="P14" draw:layer="layout" draw:type="lines" svg:x1="24.836cm" svg:y1="16.218cm" svg:x2="27.304cm" svg:y2="17.216cm" draw:start-shape="id7" draw:start-glue-point="7" draw:end-shape="id14" svg:d="M24836 16218h541l1425 998h502" svg:viewBox="0 0 2469 999">
          <text:p/>
        </draw:connector>
        <draw:connector draw:style-name="gr13" draw:text-style-name="P14" draw:layer="layout" draw:type="lines" svg:x1="27.304cm" svg:y1="17.216cm" svg:x2="24.958cm" svg:y2="17.68cm" draw:start-shape="id14" draw:start-glue-point="5" draw:end-shape="id40" draw:end-glue-point="7" svg:d="M27304 17216h-502l-1342 464h-502" svg:viewBox="0 0 2347 465">
          <text:p/>
        </draw:connector>
        <draw:connector draw:style-name="gr13" draw:text-style-name="P14" draw:layer="layout" draw:type="lines" svg:x1="24.958cm" svg:y1="17.68cm" svg:x2="27.304cm" svg:y2="18.621cm" draw:start-shape="id40" draw:start-glue-point="7" draw:end-shape="id41" draw:end-glue-point="5" svg:d="M24958 17680h502l1342 941h502" svg:viewBox="0 0 2347 942">
          <text:p/>
        </draw:connector>
        <draw:connector draw:style-name="gr13" draw:text-style-name="P14" draw:layer="layout" draw:type="lines" svg:x1="27.304cm" svg:y1="18.621cm" svg:x2="24.959cm" svg:y2="19.181cm" draw:start-shape="id41" draw:start-glue-point="5" draw:end-shape="id42" svg:d="M27304 18621h-502l-1341 560h-502" svg:viewBox="0 0 2346 561">
          <text:p/>
        </draw:connector>
        <draw:connector draw:style-name="gr13" draw:text-style-name="P14" draw:layer="layout" draw:type="lines" svg:x1="24.959cm" svg:y1="19.181cm" svg:x2="27.304cm" svg:y2="20.121cm" draw:start-shape="id42" draw:start-glue-point="7" draw:end-shape="id43" draw:end-glue-point="5" svg:d="M24959 19181h502l1341 940h502" svg:viewBox="0 0 2346 941">
          <text:p/>
        </draw:connector>
        <draw:connector draw:style-name="gr13" draw:text-style-name="P14" draw:layer="layout" draw:type="lines" svg:x1="30.987cm" svg:y1="20.121cm" svg:x2="32.992cm" svg:y2="15.798cm" draw:start-shape="id43" draw:start-glue-point="7" draw:end-shape="id44" draw:end-glue-point="5" svg:d="M30987 20121h501l1003-4323h501" svg:viewBox="0 0 2006 4324">
          <text:p/>
        </draw:connector>
        <draw:connector draw:style-name="gr13" draw:text-style-name="P14" draw:layer="layout" draw:type="lines" svg:x1="30.987cm" svg:y1="20.121cm" svg:x2="33.048cm" svg:y2="17.195cm" draw:start-shape="id43" draw:start-glue-point="7" draw:end-shape="id45" draw:end-glue-point="5" svg:d="M30987 20121h501l1059-2926h501" svg:viewBox="0 0 2062 2927">
          <text:p/>
        </draw:connector>
        <draw:connector draw:style-name="gr13" draw:text-style-name="P14" draw:layer="layout" draw:type="lines" svg:x1="30.987cm" svg:y1="20.121cm" svg:x2="32.992cm" svg:y2="18.592cm" draw:start-shape="id43" draw:start-glue-point="7" draw:end-shape="id46" draw:end-glue-point="5" svg:d="M30987 20121h501l1003-1529h501" svg:viewBox="0 0 2006 1530">
          <text:p/>
        </draw:connector>
        <draw:connector draw:style-name="gr13" draw:text-style-name="P14" draw:layer="layout" draw:line-skew="0.295cm" svg:x1="18.153cm" svg:y1="13.583cm" svg:x2="20.805cm" svg:y2="24.487cm" draw:start-shape="id6" draw:start-glue-point="7" draw:end-shape="id47" draw:end-glue-point="5" svg:d="M18153 13583h1601v10904h1051" svg:viewBox="0 0 2653 10905">
          <text:p/>
        </draw:connector>
        <draw:custom-shape draw:style-name="gr11" draw:text-style-name="P12" xml:id="id48" draw:id="id48" draw:layer="layout" svg:width="3.683cm" svg:height="0.889cm" svg:x="27.316cm" svg:y="21.052cm">
          <draw:glue-point draw:id="8" svg:x="2.514cm" svg:y="5.016cm"/>
          <text:p text:style-name="P3"><text:span text:style-name="T2">catTree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5.504cm" svg:y1="24.487cm" svg:x2="27.316cm" svg:y2="21.496cm" draw:start-shape="id47" draw:start-glue-point="7" draw:end-shape="id48" draw:end-glue-point="5" svg:d="M25504 24487h541l769-2991h502" svg:viewBox="0 0 1813 2992">
          <text:p/>
        </draw:connector>
        <draw:custom-shape draw:style-name="gr40" draw:text-style-name="P27" xml:id="id47" draw:id="id47" draw:layer="layout" svg:width="4.699cm" svg:height="0.702cm" svg:x="20.805cm" svg:y="24.136cm">
          <text:p text:style-name="P3"><text:span text:style-name="T2">singleBinTreeMaker.sh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1" draw:text-style-name="P4" xml:id="id50" draw:id="id50" draw:layer="layout" svg:width="3.866cm" svg:height="1.016cm" svg:x="26.433cm" svg:y="25.04cm">
          <text:p text:style-name="P3"><text:span text:style-name="T2">asymBru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49" draw:id="id49" draw:layer="layout" svg:width="3.683cm" svg:height="0.889cm" svg:x="21.001cm" svg:y="25.9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42" draw:text-style-name="P14" draw:layer="layout" draw:type="lines" svg:x1="23.155cm" svg:y1="24.838cm" svg:x2="22.842cm" svg:y2="25.972cm" draw:start-shape="id47" draw:start-glue-point="6" draw:end-shape="id49" draw:end-glue-point="4" svg:d="M23155 24838v542l-313 90v502" svg:viewBox="0 0 314 1135">
          <text:p text:style-name="P3"><text:span text:style-name="T4">on MC data</text:span></text:p>
          <text:p text:style-name="P3"><text:span text:style-name="T4"/></text:p>
          <text:p text:style-name="P3"><text:span text:style-name="T4"/></text:p>
        </draw:connector>
        <draw:connector draw:style-name="gr42" draw:text-style-name="P14" draw:layer="layout" draw:type="lines" svg:x1="24.684cm" svg:y1="26.416cm" svg:x2="26.433cm" svg:y2="25.548cm" draw:start-shape="id49" draw:start-glue-point="7" draw:end-shape="id50" draw:end-glue-point="5" svg:d="M24684 26416h501l747-868h501" svg:viewBox="0 0 1750 869">
          <text:p text:style-name="P3"><text:span text:style-name="T4">optional</text:span></text:p>
        </draw:connector>
        <draw:connector draw:style-name="gr13" draw:text-style-name="P14" draw:layer="layout" draw:type="lines" svg:x1="29.157cm" svg:y1="21.941cm" svg:x2="28.366cm" svg:y2="25.04cm" draw:start-shape="id48" draw:start-glue-point="6" draw:end-shape="id50" svg:d="M29157 21941v501l-791 2097v501" svg:viewBox="0 0 792 3100">
          <text:p/>
        </draw:connector>
        <draw:custom-shape draw:style-name="gr11" draw:text-style-name="P12" xml:id="id51" draw:id="id51" draw:layer="layout" svg:width="3.683cm" svg:height="0.889cm" svg:x="26.535cm" svg:y="27.688cm">
          <text:p text:style-name="P3"><text:span text:style-name="T2">brufit results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43" draw:text-style-name="P4" xml:id="id52" draw:id="id52" draw:layer="layout" svg:width="3.61cm" svg:height="1.016cm" svg:x="21.301cm" svg:y="28.296cm">
          <text:p text:style-name="P3"><text:span text:style-name="T2">drawBru.C</text:span></text:p>
          <text:p text:style-name="P3"><text:span text:style-name="T5">(called by asymBruFit.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53" draw:id="id53" draw:layer="layout" svg:width="3.683cm" svg:height="0.889cm" svg:x="26.535cm" svg:y="29.085cm">
          <text:p text:style-name="P3"><text:span text:style-name="T2">asym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8.132cm" svg:x2="24.911cm" svg:y2="28.804cm" draw:start-shape="id51" draw:start-glue-point="5" draw:end-shape="id52" draw:end-glue-point="7" svg:d="M26535 28132h-502l-620 672h-502" svg:viewBox="0 0 1625 673">
          <text:p/>
        </draw:connector>
        <draw:connector draw:style-name="gr13" draw:text-style-name="P14" draw:layer="layout" draw:type="lines" svg:x1="24.911cm" svg:y1="28.804cm" svg:x2="26.535cm" svg:y2="29.529cm" draw:start-shape="id52" draw:start-glue-point="7" draw:end-shape="id53" draw:end-glue-point="5" svg:d="M24911 28804h502l620 725h502" svg:viewBox="0 0 1625 726">
          <text:p/>
        </draw:connector>
        <draw:custom-shape draw:style-name="gr44" draw:text-style-name="P4" xml:id="id55" draw:id="id55" draw:layer="layout" svg:width="4.197cm" svg:height="1.016cm" svg:x="32.088cm" svg:y="29.026cm">
          <text:p text:style-name="P3"><text:span text:style-name="T2">CompareBruAsym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5" draw:text-style-name="P28" draw:layer="layout" svg:width="2.146cm" svg:height="1.016cm" svg:x="32.886cm" svg:y="31.239cm">
          <text:p text:style-name="P3"><text:span text:style-name="T2">pwPlot.py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645cm" svg:y1="29.324cm" svg:x2="32.088cm" svg:y2="29.534cm" draw:start-shape="id54" draw:end-shape="id55" draw:end-glue-point="5" svg:d="M30645 29324h502l439 210h502" svg:viewBox="0 0 1444 211">
          <text:p/>
        </draw:connector>
        <draw:connector draw:style-name="gr13" draw:text-style-name="P14" draw:layer="layout" draw:type="lines" svg:x1="30.645cm" svg:y1="29.324cm" svg:x2="32.242cm" svg:y2="31.447cm" draw:start-shape="id54" draw:end-shape="id56" draw:end-glue-point="5" svg:d="M30645 29324h502l593 2123h502" svg:viewBox="0 0 1598 2124">
          <text:p/>
        </draw:connector>
        <draw:connector draw:style-name="gr13" draw:text-style-name="P14" draw:layer="layout" draw:type="lines" svg:x1="28.366cm" svg:y1="26.056cm" svg:x2="28.376cm" svg:y2="27.688cm" draw:start-shape="id50" draw:start-glue-point="6" draw:end-shape="id51" draw:end-glue-point="4" svg:d="M28366 26056v502l10 628v502" svg:viewBox="0 0 11 1633">
          <text:p/>
        </draw:connector>
        <draw:custom-shape draw:style-name="gr46" draw:text-style-name="P29" xml:id="id57" draw:id="id57" draw:layer="layout" svg:width="5.08cm" svg:height="1.016cm" svg:x="21.066cm" svg:y="35.44cm">
          <text:p text:style-name="P3"><text:span text:style-name="T2">diagnosticsDiphoton.cp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line-skew="0.149cm" svg:x1="18.153cm" svg:y1="13.583cm" svg:x2="21.066cm" svg:y2="35.948cm" draw:start-shape="id6" draw:start-glue-point="7" draw:end-shape="id57" draw:end-glue-point="5" svg:d="M18153 13583h1580v22365h1333" svg:viewBox="0 0 2914 22366">
          <text:p/>
        </draw:connector>
        <draw:custom-shape draw:style-name="gr47" draw:text-style-name="P12" xml:id="id62" draw:id="id62" draw:layer="layout" svg:width="3.81cm" svg:height="0.643cm" svg:x="27.397cm" svg:y="34.917cm">
          <text:p text:style-name="P3"><text:span text:style-name="T2">ca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146cm" svg:y1="35.948cm" svg:x2="27.398cm" svg:y2="36.158cm" draw:start-shape="id57" draw:start-glue-point="7" draw:end-shape="id58" draw:end-glue-point="5" svg:d="M26146 35948h554l197 210h501" svg:viewBox="0 0 1253 211">
          <text:p/>
        </draw:connector>
        <draw:connector draw:style-name="gr13" draw:text-style-name="P14" draw:layer="layout" draw:type="lines" svg:x1="30.999cm" svg:y1="21.496cm" svg:x2="32.75cm" svg:y2="20.268cm" draw:start-shape="id48" draw:start-glue-point="7" draw:end-shape="id59" draw:end-glue-point="5" svg:d="M30999 21496h501l749-1228h501" svg:viewBox="0 0 1752 1229">
          <text:p/>
        </draw:connector>
        <draw:custom-shape draw:style-name="gr29" draw:text-style-name="P19" xml:id="id60" draw:id="id60" draw:layer="layout" svg:width="5.585cm" svg:height="1.016cm" svg:x="26.063cm" svg:y="2.532cm">
          <text:p text:style-name="P3"><text:span text:style-name="T2">CompareDiagnostics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svg:x1="23.692cm" svg:y1="5.572cm" svg:x2="26.063cm" svg:y2="3.04cm" draw:start-shape="id9" draw:start-glue-point="4" draw:end-shape="id60" draw:end-glue-point="5" svg:d="M23692 5572v-2532h2371" svg:viewBox="0 0 2372 2533">
          <text:p/>
        </draw:connector>
        <draw:custom-shape draw:style-name="gr48" draw:text-style-name="P30" xml:id="id61" draw:id="id61" draw:layer="layout" svg:width="4.166cm" svg:height="1.016cm" svg:x="32.751cm" svg:y="20.861cm">
          <text:p text:style-name="P3"><text:span text:style-name="T2">DrawCatTree</text:span><text:span text:style-name="T2">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1cm" svg:y2="21.369cm" draw:start-shape="id48" draw:start-glue-point="7" draw:end-shape="id61" svg:d="M30999 21496h501l750-127h501" svg:viewBox="0 0 1753 128">
          <text:p/>
        </draw:connector>
        <draw:custom-shape draw:style-name="gr49" draw:text-style-name="P29" xml:id="id64" draw:id="id64" draw:layer="layout" svg:width="3.056cm" svg:height="0.905cm" svg:x="32.677cm" svg:y="33.131cm">
          <text:p text:style-name="P3"><text:span text:style-name="T2">diphotonFit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0" draw:text-style-name="P12" xml:id="id65" draw:id="id65" draw:layer="layout" svg:width="3.81cm" svg:height="0.66cm" svg:x="27.397cm" svg:y="34.001cm">
          <text:p text:style-name="P3"><text:span text:style-name="T2">fit.$outrootDir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31.207cm" svg:y1="35.239cm" svg:x2="33.744cm" svg:y2="35.077cm" draw:start-shape="id62" draw:start-glue-point="7" draw:end-shape="id63" draw:end-glue-point="5" svg:d="M31207 35239h502l1534-162h501" svg:viewBox="0 0 2538 163">
          <text:p/>
        </draw:connector>
        <draw:connector draw:style-name="gr13" draw:text-style-name="P14" draw:layer="layout" draw:type="lines" svg:x1="32.677cm" svg:y1="33.584cm" svg:x2="31.207cm" svg:y2="34.331cm" draw:start-shape="id64" draw:start-glue-point="5" draw:end-shape="id65" draw:end-glue-point="7" svg:d="M32677 33584h-501l-467 747h-502" svg:viewBox="0 0 1471 748">
          <text:p/>
        </draw:connector>
        <draw:custom-shape draw:style-name="gr51" draw:text-style-name="P29" xml:id="id66" draw:id="id66" draw:layer="layout" svg:width="4.024cm" svg:height="1.091cm" svg:x="20.612cm" svg:y="31.088cm">
          <text:p text:style-name="P3"><text:span text:style-name="T2">bgCorrecter.C</text:span></text:p>
          <text:p text:style-name="P3"><text:span text:style-name="T6">(needs sig and bg files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2" draw:text-style-name="P12" xml:id="id67" draw:id="id67" draw:layer="layout" svg:width="4.191cm" svg:height="0.889cm" svg:x="26.327cm" svg:y="30.485cm">
          <text:p text:style-name="P3"><text:span text:style-name="T2">asymBGcorr_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26.535cm" svg:y1="29.529cm" svg:x2="22.624cm" svg:y2="31.088cm" draw:start-shape="id53" draw:end-shape="id66" draw:end-glue-point="4" svg:d="M26535 29529h-502l-3409 1057v502" svg:viewBox="0 0 3912 1560">
          <text:p/>
        </draw:connector>
        <draw:connector draw:style-name="gr13" draw:text-style-name="P14" draw:layer="layout" draw:type="lines" svg:x1="27.397cm" svg:y1="34.331cm" svg:x2="22.624cm" svg:y2="32.179cm" draw:start-shape="id65" draw:start-glue-point="5" draw:end-shape="id66" draw:end-glue-point="6" svg:d="M27397 34331h-501l-4272-1651v-501" svg:viewBox="0 0 4774 2153">
          <text:p/>
        </draw:connector>
        <draw:connector draw:style-name="gr13" draw:text-style-name="P14" draw:layer="layout" draw:type="lines" svg:x1="24.636cm" svg:y1="31.634cm" svg:x2="26.327cm" svg:y2="30.929cm" draw:start-shape="id66" draw:start-glue-point="7" draw:end-shape="id67" draw:end-glue-point="5" svg:d="M24636 31634h502l687-705h502" svg:viewBox="0 0 1692 706">
          <text:p/>
        </draw:connector>
        <draw:custom-shape draw:style-name="gr47" draw:text-style-name="P12" xml:id="id58" draw:id="id58" draw:layer="layout" svg:width="3.81cm" svg:height="0.643cm" svg:x="27.398cm" svg:y="35.836cm">
          <text:p text:style-name="P3"><text:span text:style-name="T2">se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53" draw:text-style-name="P29" xml:id="id68" draw:id="id68" draw:layer="layout" svg:width="2.582cm" svg:height="1.016cm" svg:x="32.812cm" svg:y="35.725cm">
          <text:p text:style-name="P3"><text:span text:style-name="T2">hadd</text:span></text:p>
          <text:p text:style-name="P3"><text:span text:style-name="T4">(auto-called by </text:span></text:p>
          <text:p text:style-name="P3"><text:span text:style-name="T4">condor/slurm wrapper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1.208cm" svg:y1="36.158cm" svg:x2="32.812cm" svg:y2="36.233cm" draw:start-shape="id58" draw:start-glue-point="7" draw:end-shape="id68" draw:end-glue-point="5" svg:d="M31208 36158h502l601 75h501" svg:viewBox="0 0 1605 76">
          <text:p/>
        </draw:connector>
        <draw:connector draw:style-name="gr13" draw:text-style-name="P14" draw:layer="layout" draw:type="lines" svg:x1="32.812cm" svg:y1="36.233cm" svg:x2="31.207cm" svg:y2="35.239cm" draw:start-shape="id68" draw:start-glue-point="5" draw:end-shape="id62" draw:end-glue-point="7" svg:d="M32812 36233h-501l-602-994h-502" svg:viewBox="0 0 1606 995">
          <text:p/>
        </draw:connector>
        <draw:line draw:style-name="gr54" draw:text-style-name="P14" draw:layer="layout" svg:x1="19.727cm" svg:y1="36.179cm" svg:x2="19.727cm" svg:y2="9.001cm">
          <text:p/>
        </draw:line>
        <draw:line draw:style-name="gr55" draw:text-style-name="P14" draw:layer="layout" svg:x1="18.145cm" svg:y1="13.573cm" svg:x2="19.669cm" svg:y2="13.573cm">
          <text:p/>
        </draw:line>
        <draw:line draw:style-name="gr56" draw:text-style-name="P14" xml:id="id76" draw:id="id76" draw:layer="layout" svg:x1="18.145cm" svg:y1="13.573cm" svg:x2="19.373cm" svg:y2="13.583cm">
          <text:p/>
        </draw:line>
        <draw:connector draw:style-name="gr13" draw:text-style-name="P14" draw:layer="layout" draw:line-skew="1.493cm" svg:x1="34.619cm" svg:y1="23.628cm" svg:x2="34.782cm" svg:y2="35.077cm" draw:start-shape="id69" draw:start-glue-point="7" draw:end-shape="id63" draw:end-glue-point="7" svg:d="M34619 23628h2158v11449h-1995" svg:viewBox="0 0 2159 11450">
          <text:p/>
        </draw:connector>
        <draw:custom-shape draw:style-name="gr57" draw:text-style-name="P31" xml:id="id63" draw:id="id63" draw:layer="layout" svg:width="1.038cm" svg:height="0.643cm" svg:x="33.744cm" svg:y="34.755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263cm" svg:y1="34.755cm" svg:x2="34.205cm" svg:y2="34.036cm" draw:start-shape="id63" draw:start-glue-point="4" draw:end-shape="id64" draw:end-glue-point="6" svg:d="M34263 34755l-58-719" svg:viewBox="0 0 59 720">
          <text:p/>
        </draw:connector>
        <draw:custom-shape draw:style-name="gr58" draw:text-style-name="P32" xml:id="id70" draw:id="id70" draw:layer="layout" svg:width="2.85cm" svg:height="0.716cm" svg:x="32.699cm" svg:y="24.523cm">
          <text:p text:style-name="P3"><text:span text:style-name="T2">sPlotBru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1" draw:text-style-name="P12" xml:id="id71" draw:id="id71" draw:layer="layout" svg:width="3.683cm" svg:height="0.889cm" svg:x="32.306cm" svg:y="25.782cm">
          <text:p text:style-name="P3"><text:span text:style-name="T2">$sPlotDir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30.082cm" svg:y1="21.941cm" svg:x2="33.581cm" svg:y2="23.628cm" draw:start-shape="id48" draw:start-glue-point="8" draw:end-shape="id69" draw:end-glue-point="5" svg:d="M30082 21941v1687h3499" svg:viewBox="0 0 3500 1688">
          <text:p/>
        </draw:connector>
        <draw:custom-shape draw:style-name="gr57" draw:text-style-name="P31" xml:id="id69" draw:id="id69" draw:layer="layout" svg:width="1.038cm" svg:height="0.643cm" svg:x="33.581cm" svg:y="23.306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4.1cm" svg:y1="23.949cm" svg:x2="34.124cm" svg:y2="24.523cm" draw:start-shape="id69" draw:start-glue-point="6" draw:end-shape="id70" draw:end-glue-point="4" svg:d="M34100 23949l24 574" svg:viewBox="0 0 25 575">
          <text:p/>
        </draw:connector>
        <draw:connector draw:style-name="gr13" draw:text-style-name="P14" draw:layer="layout" draw:type="line" svg:x1="34.124cm" svg:y1="25.239cm" svg:x2="34.147cm" svg:y2="25.782cm" draw:start-shape="id70" draw:start-glue-point="6" draw:end-shape="id71" draw:end-glue-point="4" svg:d="M34124 25239l23 543" svg:viewBox="0 0 24 544">
          <text:p/>
        </draw:connector>
        <draw:connector draw:style-name="gr42" draw:text-style-name="P14" draw:layer="layout" draw:type="lines" svg:x1="32.306cm" svg:y1="26.226cm" svg:x2="30.299cm" svg:y2="25.548cm" draw:start-shape="id71" draw:start-glue-point="5" draw:end-shape="id50" draw:end-glue-point="7" svg:d="M32306 26226h-502l-1003-678h-502" svg:viewBox="0 0 2008 679">
          <text:p text:style-name="P3"><text:span text:style-name="T4">optional</text:span></text:p>
        </draw:connector>
        <draw:custom-shape draw:style-name="gr48" draw:text-style-name="P30" xml:id="id72" draw:id="id72" draw:layer="layout" svg:width="4.166cm" svg:height="1.016cm" svg:x="32.752cm" svg:y="21.962cm">
          <text:p text:style-name="P3"><text:span text:style-name="T8">CompareCatTree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30.999cm" svg:y1="21.496cm" svg:x2="32.752cm" svg:y2="22.47cm" draw:start-shape="id48" draw:start-glue-point="7" draw:end-shape="id72" draw:end-glue-point="5" svg:d="M30999 21496h501l751 974h501" svg:viewBox="0 0 1754 975">
          <text:p/>
        </draw:connector>
        <draw:custom-shape draw:style-name="gr59" draw:text-style-name="P32" xml:id="id73" draw:id="id73" draw:layer="layout" svg:width="4.445cm" svg:height="0.815cm" svg:x="31.907cm" svg:y="27.221cm">
          <text:p text:style-name="P3"><text:span text:style-name="T2">DrawSweightedDists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draw:line-skew="-0.313cm" svg:x1="34.147cm" svg:y1="26.671cm" svg:x2="34.13cm" svg:y2="27.221cm" draw:start-shape="id71" draw:start-glue-point="6" draw:end-shape="id73" draw:end-glue-point="4" svg:d="M34147 26671v188l-17-140v502" svg:viewBox="0 0 18 551">
          <text:p/>
        </draw:connector>
        <draw:custom-shape draw:style-name="gr60" draw:text-style-name="P33" draw:layer="layout" svg:width="2.54cm" svg:height="0.508cm" svg:x="31.191cm" svg:y="24.182cm">
          <text:p text:style-name="P3"><text:span text:style-name="T9">Tri</text:span><text:span text:style-name="T9">mC</text:span><text:span text:style-name="T9">atT</text:span><text:span text:style-name="T9">ree</text:span><text:span text:style-name="T9">.C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1" draw:text-style-name="P20" xml:id="id74" draw:id="id74" draw:layer="layout" svg:width="3.866cm" svg:height="0.735cm" svg:x="21.234cm" svg:y="21.12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75" draw:id="id75" draw:layer="layout" svg:width="3.683cm" svg:height="0.69cm" svg:x="21.319cm" svg:y="22.463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167cm" svg:y1="21.855cm" svg:x2="23.16cm" svg:y2="22.463cm" draw:start-shape="id74" draw:start-glue-point="6" draw:end-shape="id75" draw:end-glue-point="4" svg:d="M23167 21855l-7 608" svg:viewBox="0 0 8 609">
          <text:p/>
        </draw:connector>
        <draw:connector draw:style-name="gr42" draw:text-style-name="P14" draw:layer="layout" draw:type="lines" svg:x1="23.16cm" svg:y1="23.153cm" svg:x2="23.154cm" svg:y2="24.136cm" draw:start-shape="id75" draw:start-glue-point="6" draw:end-shape="id47" draw:end-glue-point="0" svg:d="M23160 23153v502l-6-60v541" svg:viewBox="0 0 7 984">
          <text:p text:style-name="P3"><text:span text:style-name="T4">optional</text:span></text:p>
          <text:p text:style-name="P3"><text:span text:style-name="T4"/></text:p>
        </draw:connector>
        <draw:connector draw:style-name="gr13" draw:text-style-name="P14" draw:layer="layout" draw:line-skew="2.257cm" svg:x1="18.145cm" svg:y1="13.578cm" svg:x2="21.234cm" svg:y2="21.487cm" draw:start-shape="id76" draw:start-glue-point="3" draw:end-shape="id74" svg:d="M18145 13578h1651v7909h1438" svg:viewBox="0 0 3090 7910">
          <text:p/>
        </draw:connector>
        <draw:custom-shape draw:style-name="gr63" draw:text-style-name="P35" xml:id="id77" draw:id="id77" draw:layer="layout" svg:width="3.683cm" svg:height="0.889cm" svg:x="8.82cm" svg:y="35.733cm">
          <text:p text:style-name="P3"><text:span text:style-name="T2">tables.root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3.454cm" svg:y1="36.158cm" svg:x2="12.503cm" svg:y2="36.177cm" draw:start-shape="id21" draw:start-glue-point="5" draw:end-shape="id77" draw:end-glue-point="7" svg:d="M13454 36158l-951 19" svg:viewBox="0 0 952 20">
          <text:p/>
        </draw:connector>
      </draw:page>
      <draw:page draw:name="page2" draw:style-name="dp1" draw:master-page-name="Default">
        <draw:custom-shape draw:style-name="gr64" draw:text-style-name="P27" xml:id="id78" draw:id="id78" draw:layer="layout" svg:width="8.563cm" svg:height="0.702cm" svg:x="13.014cm" svg:y="9.784cm">
          <text:p text:style-name="P3"><text:span text:style-name="T2">singleBinTreeMaker.sh … -j injection.root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79" draw:id="id79" draw:layer="layout" svg:width="3.683cm" svg:height="0.889cm" svg:x="15.451cm" svg:y="11.72cm">
          <text:p text:style-name="P3"><text:span text:style-name="T2">catTreeMC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7.296cm" svg:y1="10.486cm" svg:x2="17.292cm" svg:y2="11.72cm" draw:start-shape="id78" draw:start-glue-point="6" draw:end-shape="id79" draw:end-glue-point="4" svg:d="M17296 10486v542l-4 190v502" svg:viewBox="0 0 5 1235">
          <text:p/>
        </draw:connector>
        <draw:custom-shape draw:style-name="gr61" draw:text-style-name="P20" xml:id="id80" draw:id="id80" draw:layer="layout" svg:width="3.866cm" svg:height="0.735cm" svg:x="15.365cm" svg:y="6.068cm">
          <text:p text:style-name="P3"><text:span text:style-name="T2">injectAsymModel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2" draw:text-style-name="P34" xml:id="id81" draw:id="id81" draw:layer="layout" svg:width="3.683cm" svg:height="0.69cm" svg:x="15.45cm" svg:y="7.911cm">
          <text:p text:style-name="P3"><text:span text:style-name="T2">injection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7.298cm" svg:y1="6.803cm" svg:x2="17.291cm" svg:y2="7.911cm" draw:start-shape="id80" draw:start-glue-point="6" draw:end-shape="id81" draw:end-glue-point="4" svg:d="M17298 6803l-7 1108" svg:viewBox="0 0 8 1109">
          <text:p/>
        </draw:connector>
        <draw:connector draw:style-name="gr42" draw:text-style-name="P14" draw:layer="layout" draw:type="lines" svg:x1="17.291cm" svg:y1="8.601cm" svg:x2="17.295cm" svg:y2="9.784cm" draw:start-shape="id81" draw:start-glue-point="6" draw:end-shape="id78" draw:end-glue-point="0" svg:d="M17291 8601v502l4 140v541" svg:viewBox="0 0 5 1184">
          <text:p text:style-name="P3"><text:span text:style-name="T4"/></text:p>
          <text:p text:style-name="P3"><text:span text:style-name="T4"/></text:p>
        </draw:connector>
        <draw:custom-shape draw:style-name="gr65" draw:text-style-name="P4" xml:id="id83" draw:id="id83" draw:layer="layout" svg:width="3.866cm" svg:height="1.016cm" svg:x="21.526cm" svg:y="11.654cm">
          <text:p text:style-name="P3"><text:span text:style-name="T2">asymBruFit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2" draw:text-style-name="P12" xml:id="id82" draw:id="id82" draw:layer="layout" svg:width="3.683cm" svg:height="1.016cm" svg:x="8.355cm" svg:y="9.60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038cm" svg:y1="10.116cm" svg:x2="13.014cm" svg:y2="10.135cm" draw:start-shape="id82" draw:start-glue-point="7" draw:end-shape="id78" draw:end-glue-point="5" svg:d="M12038 10116l976 19" svg:viewBox="0 0 977 20">
          <text:p/>
        </draw:connector>
        <draw:connector draw:style-name="gr13" draw:text-style-name="P14" draw:layer="layout" draw:type="line" svg:x1="19.134cm" svg:y1="12.164cm" svg:x2="21.526cm" svg:y2="12.162cm" draw:start-shape="id79" draw:start-glue-point="7" draw:end-shape="id83" svg:d="M19134 12164l2392-2" svg:viewBox="0 0 2393 3">
          <text:p/>
        </draw:connector>
        <draw:frame draw:style-name="gr66" draw:text-style-name="P36" draw:layer="layout" svg:width="5.207cm" svg:height="0.763cm" svg:x="21.388cm" svg:y="10.949cm">
          <draw:text-box>
            <text:p><text:span text:style-name="T10">loop_asymBr</text:span><text:span text:style-name="T10">uFit.rb</text:span></text:p>
          </draw:text-box>
        </draw:frame>
        <draw:custom-shape draw:style-name="gr61" draw:text-style-name="P20" xml:id="id84" draw:id="id84" draw:layer="layout" svg:width="3.866cm" svg:height="0.735cm" svg:x="28.385cm" svg:y="14.732cm">
          <text:p text:style-name="P3"><text:span text:style-name="T2">checkInjectionFit.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66" draw:text-style-name="P36" draw:layer="layout" svg:width="5.932cm" svg:height="0.763cm" svg:x="27.662cm" svg:y="13.889cm">
          <draw:text-box>
            <text:p><text:span text:style-name="T10">loop_checkInjectionFit.rb</text:span></text:p>
          </draw:text-box>
        </draw:frame>
        <draw:connector draw:style-name="gr13" draw:text-style-name="P14" draw:layer="layout" svg:x1="19.133cm" svg:y1="8.256cm" svg:x2="30.318cm" svg:y2="14.732cm" draw:start-shape="id81" draw:start-glue-point="7" draw:end-shape="id84" draw:end-glue-point="4" svg:d="M19133 8256h11185v6476" svg:viewBox="0 0 11186 6477">
          <text:p/>
        </draw:connector>
        <draw:custom-shape draw:style-name="gr11" draw:text-style-name="P12" xml:id="id85" draw:id="id85" draw:layer="layout" svg:width="3.683cm" svg:height="0.889cm" svg:x="21.621cm" svg:y="14.648cm">
          <text:p text:style-name="P3"><text:span text:style-name="T2">bruspin….inj*/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3.459cm" svg:y1="12.67cm" svg:x2="23.462cm" svg:y2="14.648cm" draw:start-shape="id83" draw:start-glue-point="6" draw:end-shape="id85" draw:end-glue-point="4" svg:d="M23459 12670l3 1978" svg:viewBox="0 0 4 1979">
          <text:p/>
        </draw:connector>
        <draw:connector draw:style-name="gr13" draw:text-style-name="P14" draw:layer="layout" draw:type="line" svg:x1="25.304cm" svg:y1="15.092cm" svg:x2="28.385cm" svg:y2="15.1cm" draw:start-shape="id85" draw:start-glue-point="7" draw:end-shape="id84" draw:end-glue-point="5" svg:d="M25304 15092l3081 8" svg:viewBox="0 0 3082 9">
          <text:p/>
        </draw:connector>
        <draw:custom-shape draw:style-name="gr67" draw:text-style-name="P12" xml:id="id86" draw:id="id86" draw:layer="layout" svg:width="7.475cm" svg:height="1.4cm" svg:x="26.601cm" svg:y="17.569cm">
          <text:p text:style-name="P3"><text:span text:style-name="T2">bruspin….inj*/*injectionTest.root</text:span></text:p>
          <text:p text:style-name="P3"><text:span text:style-name="T2">bruspin….pullresults/files.lis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30.318cm" svg:y1="15.467cm" svg:x2="30.339cm" svg:y2="17.569cm" draw:start-shape="id84" draw:start-glue-point="6" draw:end-shape="id86" draw:end-glue-point="4" svg:d="M30318 15467l21 2102" svg:viewBox="0 0 22 2103">
          <text:p/>
        </draw:connector>
        <draw:custom-shape draw:style-name="gr61" draw:text-style-name="P20" xml:id="id87" draw:id="id87" draw:layer="layout" svg:width="3.866cm" svg:height="0.735cm" svg:x="28.413cm" svg:y="20.609cm">
          <text:p text:style-name="P3"><text:span text:style-name="T2">pull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30.339cm" svg:y1="18.969cm" svg:x2="30.346cm" svg:y2="20.609cm" draw:start-shape="id86" draw:start-glue-point="6" draw:end-shape="id87" draw:end-glue-point="4" svg:d="M30339 18969l7 1640" svg:viewBox="0 0 8 1641">
          <text:p/>
        </draw:connector>
        <draw:frame draw:style-name="gr68" draw:text-style-name="P37" draw:layer="layout" svg:width="8.128cm" svg:height="2.301cm" svg:x="9.275cm" svg:y="1.933cm">
          <draw:text-box>
            <text:p><text:span text:style-name="T11">Asym</text:span><text:span text:style-name="T11">metry </text:span><text:span text:style-name="T11">Injecti</text:span><text:span text:style-name="T11">on</text:span></text:p>
          </draw:text-box>
        </draw:frame>
        <draw:line draw:style-name="gr69" draw:text-style-name="P14" draw:layer="layout" svg:x1="2.651cm" svg:y1="9.636cm" svg:x2="35.163cm" svg:y2="25.384cm">
          <text:p/>
        </draw:line>
        <draw:frame draw:style-name="gr68" draw:text-style-name="P37" draw:layer="layout" svg:width="8.128cm" svg:height="2.301cm" svg:x="3.275cm" svg:y="13.934cm">
          <draw:text-box>
            <text:p><text:span text:style-name="T12">π</text:span><text:span text:style-name="T13">0 Analysis </text:span><text:span text:style-name="T13">Sequence</text:span></text:p>
          </draw:text-box>
        </draw:frame>
        <draw:custom-shape draw:style-name="gr70" draw:text-style-name="P38" xml:id="id88" draw:id="id88" draw:layer="layout" svg:width="6.658cm" svg:height="0.702cm" svg:x="9.039cm" svg:y="18.622cm">
          <text:p text:style-name="P3"><text:span text:style-name="T2">loop_singleBinTr</text:span><text:span text:style-name="T2">eeMaker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12" xml:id="id89" draw:id="id89" draw:layer="layout" svg:width="3.683cm" svg:height="0.889cm" svg:x="10.52cm" svg:y="21.258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12.368cm" svg:y1="19.324cm" svg:x2="12.361cm" svg:y2="21.258cm" draw:start-shape="id88" draw:start-glue-point="6" draw:end-shape="id89" draw:end-glue-point="4" svg:d="M12368 19324v542l-7 890v502" svg:viewBox="0 0 8 1935">
          <text:p/>
        </draw:connector>
        <draw:custom-shape draw:style-name="gr12" draw:text-style-name="P12" xml:id="id90" draw:id="id90" draw:layer="layout" svg:width="3.683cm" svg:height="1.016cm" svg:x="3.794cm" svg:y="17.51cm">
          <text:p text:style-name="P3"><text:span text:style-name="T2">ou</text:span><text:span text:style-name="T2">tro</text:span><text:span text:style-name="T2">ot/</text:span><text:span text:style-name="T2">*.r</text:span><text:span text:style-name="T2">oo</text:span><text:span text:style-name="T2">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7.477cm" svg:y1="18.018cm" svg:x2="9.039cm" svg:y2="18.973cm" draw:start-shape="id90" draw:start-glue-point="7" draw:end-shape="id88" draw:end-glue-point="5" svg:d="M7477 18018l1562 955" svg:viewBox="0 0 1563 956">
          <text:p/>
        </draw:connector>
        <draw:connector draw:style-name="gr13" draw:text-style-name="P14" draw:layer="layout" draw:type="line" svg:x1="12.361cm" svg:y1="22.147cm" svg:x2="12.382cm" svg:y2="23.535cm" draw:start-shape="id89" draw:start-glue-point="6" draw:end-shape="id91" draw:end-glue-point="4" svg:d="M12361 22147l21 1388" svg:viewBox="0 0 22 1389">
          <text:p/>
        </draw:connector>
        <draw:custom-shape draw:style-name="gr71" draw:text-style-name="P20" xml:id="id92" draw:id="id92" draw:layer="layout" svg:width="7.112cm" svg:height="1.397cm" svg:x="1.401cm" svg:y="21.012cm">
          <text:p text:style-name="P3"><text:span text:style-name="T2">ha</text:span><text:span text:style-name="T2">dd</text:span><text:span text:style-name="T2">_</text:span><text:span text:style-name="T2">m</text:span><text:span text:style-name="T2">ak</text:span><text:span text:style-name="T2">e</text:span><text:span text:style-name="T2">Bi</text:span><text:span text:style-name="T2">be</text:span><text:span text:style-name="T2">nd</text:span><text:span text:style-name="T2">in</text:span><text:span text:style-name="T2">g</text:span><text:span text:style-name="T2">C</text:span><text:span text:style-name="T2">at</text:span><text:span text:style-name="T2">Tr</text:span><text:span text:style-name="T2">ee</text:span><text:span text:style-name="T2">s.r</text:span><text:span text:style-name="T2">b</text:span></text:p>
          <text:p text:style-name="P3"><text:span text:style-name="T2">(u</text:span><text:span text:style-name="T2">se </text:span><text:span text:style-name="T2">tru</text:span><text:span text:style-name="T2">nc</text:span><text:span text:style-name="T2">ati</text:span><text:span text:style-name="T2">on </text:span><text:span text:style-name="T2">for </text:span><text:span text:style-name="T2">M</text:span><text:span text:style-name="T2">C, </text:span><text:span text:style-name="T2">for </text:span><text:span text:style-name="T2">no</text:span><text:span text:style-name="T2">w</text:span><text:span text:style-name="T2">…</text:span></text:p>
          <text:p text:style-name="P3"><text:span text:style-name="T2">si</text:span><text:span text:style-name="T2">nc</text:span><text:span text:style-name="T2">e </text:span><text:span text:style-name="T2">w</text:span><text:span text:style-name="T2">e </text:span><text:span text:style-name="T2">al</text:span><text:span text:style-name="T2">so </text:span><text:span text:style-name="T2">ha</text:span><text:span text:style-name="T2">ve </text:span><text:span text:style-name="T2">s</text:span><text:span text:style-name="T2">W</text:span><text:span text:style-name="T2">ei</text:span><text:span text:style-name="T2">gh</text:span><text:span text:style-name="T2">t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0" draw:text-style-name="P14" draw:layer="layout" draw:type="line" svg:x1="8.513cm" svg:y1="21.711cm" svg:x2="10.52cm" svg:y2="21.702cm" draw:start-shape="id92" draw:start-glue-point="7" draw:end-shape="id89" draw:end-glue-point="5" svg:d="M8513 21711l2007-9" svg:viewBox="0 0 2008 10">
          <text:p/>
        </draw:connector>
        <draw:custom-shape draw:style-name="gr72" draw:text-style-name="P38" xml:id="id91" draw:id="id91" draw:layer="layout" svg:width="5.233cm" svg:height="0.702cm" svg:x="9.765cm" svg:y="23.535cm">
          <text:p text:style-name="P3"><text:span text:style-name="T2">loop_Trim</text:span><text:span text:style-name="T2">CatTree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3" draw:text-style-name="P12" xml:id="id93" draw:id="id93" draw:layer="layout" svg:width="5.456cm" svg:height="0.889cm" svg:x="9.657cm" svg:y="25.673cm">
          <text:p text:style-name="P3"><text:span text:style-name="T2">catTree*.trimmed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2.382cm" svg:y1="24.237cm" svg:x2="12.385cm" svg:y2="25.673cm" draw:start-shape="id91" draw:start-glue-point="6" draw:end-shape="id93" svg:d="M12382 24237l3 1436" svg:viewBox="0 0 4 1437">
          <text:p/>
        </draw:connector>
        <draw:custom-shape draw:style-name="gr72" draw:text-style-name="P38" xml:id="id94" draw:id="id94" draw:layer="layout" svg:width="5.233cm" svg:height="0.702cm" svg:x="17.637cm" svg:y="25.762cm">
          <text:p text:style-name="P3"><text:span text:style-name="T2">lo</text:span><text:span text:style-name="T2">o</text:span><text:span text:style-name="T2">p</text:span><text:span text:style-name="T2">_s</text:span><text:span text:style-name="T2">Pl</text:span><text:span text:style-name="T2">ot</text:span><text:span text:style-name="T2">Br</text:span><text:span text:style-name="T2">u.</text:span><text:span text:style-name="T2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5.113cm" svg:y1="26.117cm" svg:x2="17.637cm" svg:y2="26.113cm" draw:start-shape="id93" draw:start-glue-point="7" draw:end-shape="id94" draw:end-glue-point="5" svg:d="M15113 26117l2524-4" svg:viewBox="0 0 2525 5">
          <text:p/>
        </draw:connector>
        <draw:custom-shape draw:style-name="gr73" draw:text-style-name="P12" xml:id="id95" draw:id="id95" draw:layer="layout" svg:width="5.456cm" svg:height="0.889cm" svg:x="17.564cm" svg:y="28.305cm">
          <text:p text:style-name="P3"><text:span text:style-name="T2">splot</text:span><text:span text:style-name="T2">s/*/</text:span><text:span text:style-name="T2">Twei</text:span><text:span text:style-name="T2">ghts.r</text:span><text:span text:style-name="T2">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20.254cm" svg:y1="26.464cm" svg:x2="20.292cm" svg:y2="28.305cm" draw:start-shape="id94" draw:start-glue-point="6" draw:end-shape="id95" draw:end-glue-point="4" svg:d="M20254 26464l38 1841" svg:viewBox="0 0 39 1842">
          <text:p/>
        </draw:connector>
        <draw:custom-shape draw:style-name="gr74" draw:text-style-name="P38" xml:id="id96" draw:id="id96" draw:layer="layout" svg:width="6.812cm" svg:height="1.031cm" svg:x="24.922cm" svg:y="28.223cm">
          <text:p text:style-name="P3"><text:span text:style-name="T2">loop_</text:span><text:span text:style-name="T2">Draw</text:span><text:span text:style-name="T2">Swei</text:span><text:span text:style-name="T2">ghted</text:span><text:span text:style-name="T2">Dists.</text:span><text:span text:style-name="T2">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23.02cm" svg:y1="28.749cm" svg:x2="24.922cm" svg:y2="28.739cm" draw:start-shape="id95" draw:start-glue-point="7" draw:end-shape="id96" draw:end-glue-point="5" svg:d="M23020 28749l1902-10" svg:viewBox="0 0 1903 11">
          <text:p/>
        </draw:connector>
        <draw:custom-shape draw:style-name="gr75" draw:text-style-name="P38" xml:id="id97" draw:id="id97" draw:layer="layout" svg:width="11.199cm" svg:height="1.528cm" svg:x="6.812cm" svg:y="32.365cm">
          <text:p text:style-name="P3"><text:span text:style-name="T2">finalFi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2.385cm" svg:y1="26.562cm" svg:x2="12.412cm" svg:y2="32.365cm" draw:start-shape="id93" draw:start-glue-point="6" draw:end-shape="id97" draw:end-glue-point="4" svg:d="M12385 26562v501l27 4761v541" svg:viewBox="0 0 28 5804">
          <text:p/>
        </draw:connector>
        <draw:connector draw:style-name="gr13" draw:text-style-name="P14" draw:layer="layout" draw:type="lines" svg:x1="20.292cm" svg:y1="29.194cm" svg:x2="12.412cm" svg:y2="32.365cm" draw:start-shape="id95" draw:start-glue-point="6" draw:end-shape="id97" draw:end-glue-point="4" svg:d="M20292 29194v501l-7880 2129v541" svg:viewBox="0 0 7881 3172">
          <text:p/>
        </draw:connector>
        <draw:custom-shape draw:style-name="gr76" draw:text-style-name="P12" xml:id="id98" draw:id="id98" draw:layer="layout" svg:width="6.532cm" svg:height="0.889cm" svg:x="1.742cm" svg:y="26.908cm">
          <text:p text:style-name="P3"><text:span text:style-name="T2">catTreeWeights/</text:span><text:span text:style-name="T2">*/Tweights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22" draw:text-style-name="P14" draw:layer="layout" draw:type="lines" svg:x1="4.957cm" svg:y1="22.409cm" svg:x2="5.008cm" svg:y2="26.908cm" draw:start-shape="id92" draw:start-glue-point="6" draw:end-shape="id98" draw:end-glue-point="4" svg:d="M4957 22409v511l51 3486v502" svg:viewBox="0 0 52 4500">
          <text:p/>
        </draw:connector>
        <draw:frame draw:style-name="gr77" draw:text-style-name="P37" draw:layer="layout" svg:width="5.842cm" svg:height="0.763cm" svg:x="3.016cm" svg:y="24.468cm">
          <draw:text-box>
            <text:p><text:span text:style-name="T14">(if using reweighting)</text:span></text:p>
          </draw:text-box>
        </draw:frame>
        <draw:connector draw:style-name="gr22" draw:text-style-name="P14" draw:layer="layout" draw:type="lines" svg:x1="5.008cm" svg:y1="27.797cm" svg:x2="12.412cm" svg:y2="32.365cm" draw:start-shape="id98" draw:start-glue-point="6" draw:end-shape="id97" draw:end-glue-point="4" svg:d="M5008 27797v501l7404 3526v541" svg:viewBox="0 0 7405 4569">
          <text:p/>
        </draw:connector>
        <draw:frame draw:style-name="gr77" draw:text-style-name="P37" draw:layer="layout" svg:width="5.842cm" svg:height="1.275cm" svg:x="6.207cm" svg:y="29.194cm">
          <draw:text-box>
            <text:p><text:span text:style-name="T14">TODO: multiply these weights by </text:span><text:span text:style-name="T14">sWeights ??</text:span></text:p>
          </draw:text-box>
        </draw:frame>
        <draw:custom-shape draw:style-name="gr78" draw:text-style-name="P38" xml:id="id99" draw:id="id99" draw:layer="layout" svg:width="3.683cm" svg:height="0.813cm" svg:x="10.6cm" svg:y="35.366cm">
          <text:p text:style-name="P3"><text:span text:style-name="T2">finalPlot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12.412cm" svg:y1="33.893cm" svg:x2="12.441cm" svg:y2="35.366cm" draw:start-shape="id97" draw:start-glue-point="6" draw:end-shape="id99" draw:end-glue-point="4" svg:d="M12412 33893l29 1473" svg:viewBox="0 0 30 1474">
          <text:p/>
        </draw:connector>
      </draw:page>
      <draw:page draw:name="page3" draw:style-name="dp1" draw:master-page-name="Default">
        <draw:frame draw:style-name="gr79" draw:text-style-name="P37" draw:layer="layout" svg:width="8.128cm" svg:height="1.524cm" svg:x="3.921cm" svg:y="2.524cm">
          <draw:text-box>
            <text:p><text:span text:style-name="T11">Cover</text:span><text:span text:style-name="T11">age </text:span><text:span text:style-name="T11">Plots</text:span></text:p>
          </draw:text-box>
        </draw:frame>
        <draw:custom-shape draw:style-name="gr12" draw:text-style-name="P12" xml:id="id100" draw:id="id100" draw:layer="layout" svg:width="3.683cm" svg:height="1.016cm" svg:x="4.228cm" svg:y="4.718cm">
          <text:p text:style-name="P3"><text:span text:style-name="T2">outroot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2" draw:text-style-name="P12" xml:id="id102" draw:id="id102" draw:layer="layout" svg:width="3.683cm" svg:height="1.016cm" svg:x="12.003cm" svg:y="4.607cm">
          <text:p text:style-name="P3"><text:span text:style-name="T2">catTree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6.069cm" svg:y1="5.734cm" svg:x2="8.7cm" svg:y2="8.039cm" draw:start-shape="id100" draw:start-glue-point="6" draw:end-shape="id101" draw:end-glue-point="4" svg:d="M6069 5734v502l2631 1301v502" svg:viewBox="0 0 2632 2306">
          <text:p/>
        </draw:connector>
        <draw:connector draw:style-name="gr13" draw:text-style-name="P14" draw:layer="layout" draw:type="lines" svg:x1="13.844cm" svg:y1="5.623cm" svg:x2="8.7cm" svg:y2="8.039cm" draw:start-shape="id102" draw:start-glue-point="6" draw:end-shape="id101" draw:end-glue-point="4" svg:d="M13844 5623v502l-5144 1412v502" svg:viewBox="0 0 5145 2417">
          <text:p/>
        </draw:connector>
        <draw:custom-shape draw:style-name="gr57" draw:text-style-name="P31" xml:id="id101" draw:id="id101" draw:layer="layout" svg:width="1.038cm" svg:height="0.643cm" svg:x="8.181cm" svg:y="8.039cm">
          <text:p text:style-name="P3"><text:span text:style-name="T7">OR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cm" svg:y1="8.682cm" svg:x2="8.722cm" svg:y2="10.187cm" draw:start-shape="id101" draw:start-glue-point="6" draw:end-shape="id103" draw:end-glue-point="4" svg:d="M8700 8682v501l22 463v541" svg:viewBox="0 0 23 1506">
          <text:p/>
        </draw:connector>
        <draw:custom-shape draw:style-name="gr80" draw:text-style-name="P27" xml:id="id103" draw:id="id103" draw:layer="layout" svg:width="5.122cm" svg:height="0.702cm" svg:x="6.161cm" svg:y="10.187cm">
          <text:p text:style-name="P3"><text:span text:style-name="T2">TabulateBinMeans.cpp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1" draw:text-style-name="P12" xml:id="id104" draw:id="id104" draw:layer="layout" svg:width="4.195cm" svg:height="1.016cm" svg:x="6.68cm" svg:y="12.592cm">
          <text:p text:style-name="P3"><text:span text:style-name="T2">meanvmean/*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s" svg:x1="8.722cm" svg:y1="10.889cm" svg:x2="8.778cm" svg:y2="12.592cm" draw:start-shape="id103" draw:start-glue-point="6" draw:end-shape="id104" draw:end-glue-point="4" svg:d="M8722 10889v542l56 660v501" svg:viewBox="0 0 57 1704">
          <text:p/>
        </draw:connector>
        <draw:custom-shape draw:style-name="gr82" draw:text-style-name="P27" xml:id="id105" draw:id="id105" draw:layer="layout" svg:width="5.15cm" svg:height="0.702cm" svg:x="6.16cm" svg:y="15.065cm">
          <text:p text:style-name="P3"><text:span text:style-name="T2">drawBinMeans.r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8cm" svg:y1="13.608cm" svg:x2="8.735cm" svg:y2="15.065cm" draw:start-shape="id104" draw:start-glue-point="6" draw:end-shape="id105" draw:end-glue-point="4" svg:d="M8778 13608l-43 1457" svg:viewBox="0 0 44 1458">
          <text:p/>
        </draw:connector>
        <draw:custom-shape draw:style-name="gr83" draw:text-style-name="P12" xml:id="id106" draw:id="id106" draw:layer="layout" svg:width="5.949cm" svg:height="1.016cm" svg:x="5.795cm" svg:y="17.886cm">
          <text:p text:style-name="P3"><text:span text:style-name="T2">meanvmean/img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735cm" svg:y1="15.767cm" svg:x2="8.77cm" svg:y2="17.886cm" draw:start-shape="id105" draw:start-glue-point="6" draw:end-shape="id106" draw:end-glue-point="4" svg:d="M8735 15767l35 2119" svg:viewBox="0 0 36 2120">
          <text:p/>
        </draw:connector>
        <draw:custom-shape draw:style-name="gr84" draw:text-style-name="P20" xml:id="id107" draw:id="id107" draw:layer="layout" svg:width="4.501cm" svg:height="0.735cm" svg:x="6.567cm" svg:y="20.815cm">
          <text:p text:style-name="P3"><text:span text:style-name="T2">latex_BinMean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" svg:x1="8.77cm" svg:y1="18.902cm" svg:x2="8.818cm" svg:y2="20.815cm" draw:start-shape="id106" draw:start-glue-point="6" draw:end-shape="id107" draw:end-glue-point="4" svg:d="M8770 18902l48 1913" svg:viewBox="0 0 49 1914">
          <text:p/>
        </draw:connector>
        <draw:custom-shape draw:style-name="gr83" draw:text-style-name="P12" xml:id="id108" draw:id="id108" draw:layer="layout" svg:width="5.949cm" svg:height="1.016cm" svg:x="5.855cm" svg:y="23.037cm">
          <text:p text:style-name="P3"><text:span text:style-name="T2">meanvmean/img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8.818cm" svg:y1="21.55cm" svg:x2="8.83cm" svg:y2="23.037cm" draw:start-shape="id107" draw:start-glue-point="6" draw:end-shape="id108" draw:end-glue-point="4" svg:d="M8818 21550l12 1487" svg:viewBox="0 0 13 1488">
          <text:p/>
        </draw:connector>
        <draw:custom-shape draw:style-name="gr85" draw:text-style-name="P27" xml:id="id109" draw:id="id109" draw:layer="layout" svg:width="6.912cm" svg:height="0.702cm" svg:x="14.991cm" svg:y="10.12cm">
          <text:p text:style-name="P3"><text:span text:style-name="T2">StackCatTreeDists.C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13" draw:text-style-name="P14" draw:layer="layout" draw:type="lines" svg:x1="13.844cm" svg:y1="5.623cm" svg:x2="18.447cm" svg:y2="10.12cm" draw:start-shape="id102" draw:start-glue-point="6" draw:end-shape="id109" draw:end-glue-point="4" svg:d="M13844 5623v502l4603 3454v541" svg:viewBox="0 0 4604 4498">
          <text:p/>
        </draw:connector>
        <draw:custom-shape draw:style-name="gr86" draw:text-style-name="P20" xml:id="id110" draw:id="id110" draw:layer="layout" svg:width="9.144cm" svg:height="0.735cm" svg:x="13.902cm" svg:y="15.197cm">
          <text:p text:style-name="P3"><text:span text:style-name="T2">latex_StackCatTreeDists.r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3" draw:text-style-name="P12" xml:id="id111" draw:id="id111" draw:layer="layout" svg:width="5.949cm" svg:height="1.016cm" svg:x="15.553cm" svg:y="17.718cm">
          <text:p text:style-name="P3"><text:span text:style-name="T2">stacks.tex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74cm" svg:y1="15.932cm" svg:x2="18.528cm" svg:y2="17.718cm" draw:start-shape="id110" draw:start-glue-point="6" draw:end-shape="id111" draw:end-glue-point="4" svg:d="M18474 15932l54 1786" svg:viewBox="0 0 55 1787">
          <text:p/>
        </draw:connector>
        <draw:custom-shape draw:style-name="gr81" draw:text-style-name="P12" xml:id="id112" draw:id="id112" draw:layer="layout" svg:width="4.195cm" svg:height="1.016cm" svg:x="16.352cm" svg:y="12.563cm">
          <text:p text:style-name="P3"><text:span text:style-name="T2">cattreestacks/*/*.png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draw:type="line" svg:x1="18.447cm" svg:y1="10.822cm" svg:x2="18.45cm" svg:y2="12.563cm" draw:start-shape="id109" draw:start-glue-point="6" draw:end-shape="id112" draw:end-glue-point="4" svg:d="M18447 10822l3 1741" svg:viewBox="0 0 4 1742">
          <text:p/>
        </draw:connector>
        <draw:connector draw:style-name="gr13" draw:text-style-name="P14" draw:layer="layout" draw:type="line" svg:x1="18.45cm" svg:y1="13.579cm" svg:x2="18.474cm" svg:y2="15.197cm" draw:start-shape="id112" draw:start-glue-point="6" draw:end-shape="id110" draw:end-glue-point="4" svg:d="M18450 13579l24 1618" svg:viewBox="0 0 25 1619">
          <text:p/>
        </draw:connector>
        <draw:custom-shape draw:style-name="gr87" draw:text-style-name="P12" xml:id="id115" draw:id="id115" draw:layer="layout" svg:width="6.999cm" svg:height="1.016cm" svg:x="16.462cm" svg:y="24.495cm">
          <text:p text:style-name="P3"><text:span text:style-name="T2">catTreeData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line draw:style-name="gr88" draw:text-style-name="P14" draw:layer="layout" svg:x1="3.413cm" svg:y1="28.559cm" svg:x2="35.925cm" svg:y2="12.811cm">
          <text:p/>
        </draw:line>
        <draw:frame draw:style-name="gr89" draw:text-style-name="P37" draw:layer="layout" svg:width="17.579cm" svg:height="1.276cm" svg:x="17.002cm" svg:y="22.965cm">
          <draw:text-box>
            <text:p><text:span text:style-name="T11">Inbend</text:span><text:span text:style-name="T11">ing + </text:span><text:span text:style-name="T11">Outbe</text:span><text:span text:style-name="T11">nding </text:span><text:span text:style-name="T11">= </text:span><text:span text:style-name="T11">Biben</text:span><text:span text:style-name="T11">ding</text:span></text:p>
          </draw:text-box>
        </draw:frame>
        <draw:custom-shape draw:style-name="gr87" draw:text-style-name="P12" xml:id="id113" draw:id="id113" draw:layer="layout" svg:width="6.999cm" svg:height="1.016cm" svg:x="16.462cm" svg:y="25.596cm">
          <text:p text:style-name="P3"><text:span text:style-name="T2">catTreeData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6" draw:id="id116" draw:layer="layout" svg:width="6.999cm" svg:height="1.016cm" svg:x="25.762cm" svg:y="24.496cm">
          <text:p text:style-name="P3"><text:span text:style-name="T2">catTreeMC.in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7" draw:id="id117" draw:layer="layout" svg:width="6.999cm" svg:height="1.016cm" svg:x="25.762cm" svg:y="25.597cm">
          <text:p text:style-name="P3"><text:span text:style-name="T2">catTreeMC.outbendi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39" xml:id="id114" draw:id="id114" draw:layer="layout" svg:width="7.366cm" svg:height="3.175cm" svg:x="21.066cm" svg:y="28.213cm">
          <text:p text:style-name="P3"><text:span text:style-name="T3">hadd_makeBibendingCatTrees.rb</text:span></text:p>
          <text:p text:style-name="P5"><text:span text:style-name="T3"/></text:p>
          <text:p text:style-name="P5"><text:span text:style-name="T3">– </text:span><text:span text:style-name="T3">rga</text:span></text:p>
          <text:p text:style-name="P5"><text:span text:style-name="T3">– </text:span><text:span text:style-name="T3">rgb</text:span></text:p>
          <text:p text:style-name="P5"><text:span text:style-name="T3">– </text:span><text:span text:style-name="T3">mc, balance yield against rga</text:span></text:p>
          <text:p text:style-name="P5"><text:span text:style-name="T3">– </text:span><text:span text:style-name="T3">mc, balance yield against rg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7" draw:text-style-name="P12" xml:id="id118" draw:id="id118" draw:layer="layout" svg:width="6.999cm" svg:height="1.016cm" svg:x="17.434cm" svg:y="34.304cm">
          <text:p text:style-name="P3"><text:span text:style-name="T2">catTreeData.bibendi</text:span><text:span text:style-name="T2">ng.roo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87" draw:text-style-name="P12" xml:id="id119" draw:id="id119" draw:layer="layout" svg:width="6.999cm" svg:height="1.016cm" svg:x="25.239cm" svg:y="34.309cm">
          <text:p text:style-name="P3"><text:span text:style-name="T2">catTre</text:span><text:span text:style-name="T2">eMC.b</text:span><text:span text:style-name="T2">ibendi</text:span><text:span text:style-name="T2">ng.roo</text:span><text:span text:style-name="T2">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13" draw:text-style-name="P14" draw:layer="layout" svg:x1="23.461cm" svg:y1="26.104cm" svg:x2="24.749cm" svg:y2="28.213cm" draw:start-shape="id113" draw:start-glue-point="7" draw:end-shape="id114" draw:end-glue-point="4" svg:d="M23461 26104h1288v2109" svg:viewBox="0 0 1289 2110">
          <text:p/>
        </draw:connector>
        <draw:connector draw:style-name="gr13" draw:text-style-name="P14" draw:layer="layout" svg:x1="23.461cm" svg:y1="25.003cm" svg:x2="24.749cm" svg:y2="28.213cm" draw:start-shape="id115" draw:start-glue-point="7" draw:end-shape="id114" draw:end-glue-point="4" svg:d="M23461 25003h1288v3210" svg:viewBox="0 0 1289 3211">
          <text:p/>
        </draw:connector>
        <draw:connector draw:style-name="gr13" draw:text-style-name="P14" draw:layer="layout" svg:x1="25.762cm" svg:y1="25.004cm" svg:x2="24.749cm" svg:y2="28.213cm" draw:start-shape="id116" draw:start-glue-point="5" draw:end-shape="id114" draw:end-glue-point="4" svg:d="M25762 25004h-1013v3209" svg:viewBox="0 0 1014 3210">
          <text:p/>
        </draw:connector>
        <draw:connector draw:style-name="gr13" draw:text-style-name="P14" draw:layer="layout" svg:x1="25.762cm" svg:y1="26.105cm" svg:x2="24.749cm" svg:y2="28.213cm" draw:start-shape="id117" draw:start-glue-point="5" draw:end-shape="id114" draw:end-glue-point="4" svg:d="M25762 26105h-1013v2108" svg:viewBox="0 0 1014 2109">
          <text:p/>
        </draw:connector>
        <draw:connector draw:style-name="gr13" draw:text-style-name="P14" draw:layer="layout" svg:x1="24.749cm" svg:y1="31.388cm" svg:x2="20.933cm" svg:y2="34.304cm" draw:start-shape="id114" draw:start-glue-point="6" draw:end-shape="id118" svg:d="M24749 31388v1458h-3816v1458" svg:viewBox="0 0 3817 2917">
          <text:p/>
        </draw:connector>
        <draw:connector draw:style-name="gr13" draw:text-style-name="P14" draw:layer="layout" svg:x1="24.749cm" svg:y1="31.388cm" svg:x2="28.738cm" svg:y2="34.309cm" draw:start-shape="id114" draw:start-glue-point="6" draw:end-shape="id119" svg:d="M24749 31388v1461h3989v1460" svg:viewBox="0 0 3990 29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30T16:51:27.756150831</meta:creation-date>
    <dc:date>2022-04-13T13:07:49.313946319</dc:date>
    <meta:editing-duration>PT23H42M48S</meta:editing-duration>
    <meta:editing-cycles>89</meta:editing-cycles>
    <meta:generator>LibreOffice/6.0.7.3$Linux_X86_64 LibreOffice_project/00m0$Build-3</meta:generator>
    <meta:document-statistic meta:object-count="259"/>
  </office:meta>
</office:document-meta>
</file>